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0.504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3.58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1.475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281cm"/>
    </style:style>
    <style:style style:name="co16" style:family="table-column">
      <style:table-column-properties fo:break-before="auto" style:column-width="1.863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2.113cm"/>
    </style:style>
    <style:style style:name="co19" style:family="table-column">
      <style:table-column-properties fo:break-before="auto" style:column-width="1.141cm"/>
    </style:style>
    <style:style style:name="co20" style:family="table-column">
      <style:table-column-properties fo:break-before="auto" style:column-width="1.446cm"/>
    </style:style>
    <style:style style:name="co2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2.252cm"/>
    </style:style>
    <style:style style:name="co23" style:family="table-column">
      <style:table-column-properties fo:break-before="auto" style:column-width="2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dout origin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ce1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original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">
            <text:p>20</text:p>
          </table:table-cell>
          <table:table-cell office:value-type="string">
            <text:p>tLoop</text:p>
          </table:table-cell>
          <table:table-cell office:value-type="float" office:value="18471">
            <text:p>1847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8491">
            <text:p>18491</text:p>
          </table:table-cell>
          <table:table-cell office:value-type="string">
            <text:p>tReal</text:p>
          </table:table-cell>
          <table:table-cell table:formula="of:=([.$P2]+[.$R2])/1000" office:value-type="float" office:value="18.471">
            <text:p>1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">
            <text:p>26</text:p>
          </table:table-cell>
          <table:table-cell office:value-type="string">
            <text:p>tLoop</text:p>
          </table:table-cell>
          <table:table-cell office:value-type="float" office:value="87143">
            <text:p>8714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7169">
            <text:p>87169</text:p>
          </table:table-cell>
          <table:table-cell office:value-type="string">
            <text:p>tReal</text:p>
          </table:table-cell>
          <table:table-cell table:formula="of:=([.$P3]+[.$R3])/1000" office:value-type="float" office:value="87.143">
            <text:p>8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9">
            <text:p>59</text:p>
          </table:table-cell>
          <table:table-cell office:value-type="string">
            <text:p>tLoop</text:p>
          </table:table-cell>
          <table:table-cell office:value-type="float" office:value="212439">
            <text:p>21243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12498">
            <text:p>212498</text:p>
          </table:table-cell>
          <table:table-cell office:value-type="string">
            <text:p>tReal</text:p>
          </table:table-cell>
          <table:table-cell table:formula="of:=([.$P4]+[.$R4])/1000" office:value-type="float" office:value="212.439">
            <text:p>2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10">
            <text:p>110</text:p>
          </table:table-cell>
          <table:table-cell office:value-type="string">
            <text:p>tLoop</text:p>
          </table:table-cell>
          <table:table-cell office:value-type="float" office:value="402477">
            <text:p>40247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02587">
            <text:p>402587</text:p>
          </table:table-cell>
          <table:table-cell office:value-type="string">
            <text:p>tReal</text:p>
          </table:table-cell>
          <table:table-cell table:formula="of:=([.$P5]+[.$R5])/1000" office:value-type="float" office:value="402.477">
            <text:p>40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5">
            <text:p>165</text:p>
          </table:table-cell>
          <table:table-cell office:value-type="string">
            <text:p>tLoop</text:p>
          </table:table-cell>
          <table:table-cell office:value-type="float" office:value="643853">
            <text:p>64385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644018">
            <text:p>644018</text:p>
          </table:table-cell>
          <table:table-cell office:value-type="string">
            <text:p>tReal</text:p>
          </table:table-cell>
          <table:table-cell table:formula="of:=([.$P6]+[.$R6])/1000" office:value-type="float" office:value="643.853">
            <text:p>64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36">
            <text:p>236</text:p>
          </table:table-cell>
          <table:table-cell office:value-type="string">
            <text:p>tLoop</text:p>
          </table:table-cell>
          <table:table-cell office:value-type="float" office:value="945238">
            <text:p>945238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45474">
            <text:p>945474</text:p>
          </table:table-cell>
          <table:table-cell office:value-type="string">
            <text:p>tReal</text:p>
          </table:table-cell>
          <table:table-cell table:formula="of:=([.$P7]+[.$R7])/1000" office:value-type="float" office:value="945.238">
            <text:p>9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5">
            <text:p>325</text:p>
          </table:table-cell>
          <table:table-cell office:value-type="string">
            <text:p>tLoop</text:p>
          </table:table-cell>
          <table:table-cell office:value-type="float" office:value="1311834">
            <text:p>13118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312159">
            <text:p>1312159</text:p>
          </table:table-cell>
          <table:table-cell office:value-type="string">
            <text:p>tReal</text:p>
          </table:table-cell>
          <table:table-cell table:formula="of:=([.$P8]+[.$R8])/1000" office:value-type="float" office:value="1311.834">
            <text:p>13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13">
            <text:p>413</text:p>
          </table:table-cell>
          <table:table-cell office:value-type="string">
            <text:p>tLoop</text:p>
          </table:table-cell>
          <table:table-cell office:value-type="float" office:value="1731896">
            <text:p>173189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732309">
            <text:p>1732309</text:p>
          </table:table-cell>
          <table:table-cell office:value-type="string">
            <text:p>tReal</text:p>
          </table:table-cell>
          <table:table-cell table:formula="of:=([.$P9]+[.$R9])/1000" office:value-type="float" office:value="1731.896">
            <text:p>173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33">
            <text:p>533</text:p>
          </table:table-cell>
          <table:table-cell office:value-type="string">
            <text:p>tLoop</text:p>
          </table:table-cell>
          <table:table-cell office:value-type="float" office:value="2219114">
            <text:p>221911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219647">
            <text:p>2219647</text:p>
          </table:table-cell>
          <table:table-cell office:value-type="string">
            <text:p>tReal</text:p>
          </table:table-cell>
          <table:table-cell table:formula="of:=([.$P10]+[.$R10])/1000" office:value-type="float" office:value="2219.114">
            <text:p>22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651">
            <text:p>651</text:p>
          </table:table-cell>
          <table:table-cell office:value-type="string">
            <text:p>tLoop</text:p>
          </table:table-cell>
          <table:table-cell office:value-type="float" office:value="2747341">
            <text:p>274734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747992">
            <text:p>2747992</text:p>
          </table:table-cell>
          <table:table-cell office:value-type="string">
            <text:p>tReal</text:p>
          </table:table-cell>
          <table:table-cell table:formula="of:=([.$P11]+[.$R11])/1000" office:value-type="float" office:value="2747.341">
            <text:p>274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85">
            <text:p>785</text:p>
          </table:table-cell>
          <table:table-cell office:value-type="string">
            <text:p>tLoop</text:p>
          </table:table-cell>
          <table:table-cell office:value-type="float" office:value="3343854">
            <text:p>334385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3344639">
            <text:p>3344639</text:p>
          </table:table-cell>
          <table:table-cell office:value-type="string">
            <text:p>tReal</text:p>
          </table:table-cell>
          <table:table-cell table:formula="of:=([.$P12]+[.$R12])/1000" office:value-type="float" office:value="3343.854">
            <text:p>334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278">
            <text:p>3278</text:p>
          </table:table-cell>
          <table:table-cell office:value-type="string">
            <text:p>tLoop</text:p>
          </table:table-cell>
          <table:table-cell office:value-type="float" office:value="4012391">
            <text:p>401239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015669">
            <text:p>4015669</text:p>
          </table:table-cell>
          <table:table-cell office:value-type="string">
            <text:p>tReal</text:p>
          </table:table-cell>
          <table:table-cell table:formula="of:=([.$P13]+[.$R13])/1000" office:value-type="float" office:value="4012.391">
            <text:p>401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106">
            <text:p>1106</text:p>
          </table:table-cell>
          <table:table-cell office:value-type="string">
            <text:p>tLoop</text:p>
          </table:table-cell>
          <table:table-cell office:value-type="float" office:value="4699247">
            <text:p>469924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4700353">
            <text:p>4700353</text:p>
          </table:table-cell>
          <table:table-cell office:value-type="string">
            <text:p>tReal</text:p>
          </table:table-cell>
          <table:table-cell table:formula="of:=([.$P14]+[.$R14])/1000" office:value-type="float" office:value="4699.247">
            <text:p>469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80">
            <text:p>1280</text:p>
          </table:table-cell>
          <table:table-cell office:value-type="string">
            <text:p>tLoop</text:p>
          </table:table-cell>
          <table:table-cell office:value-type="float" office:value="5504229">
            <text:p>550422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5505509">
            <text:p>5505509</text:p>
          </table:table-cell>
          <table:table-cell office:value-type="string">
            <text:p>tReal</text:p>
          </table:table-cell>
          <table:table-cell table:formula="of:=([.$P15]+[.$R15])/1000" office:value-type="float" office:value="5504.229">
            <text:p>55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802">
            <text:p>3802</text:p>
          </table:table-cell>
          <table:table-cell office:value-type="string">
            <text:p>tLoop</text:p>
          </table:table-cell>
          <table:table-cell office:value-type="float" office:value="6325686">
            <text:p>632568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6329488">
            <text:p>6329488</text:p>
          </table:table-cell>
          <table:table-cell office:value-type="string">
            <text:p>tReal</text:p>
          </table:table-cell>
          <table:table-cell table:formula="of:=([.$P16]+[.$R16])/1000" office:value-type="float" office:value="6325.686">
            <text:p>632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71">
            <text:p>1671</text:p>
          </table:table-cell>
          <table:table-cell office:value-type="string">
            <text:p>tLoop</text:p>
          </table:table-cell>
          <table:table-cell office:value-type="float" office:value="7229334">
            <text:p>722933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231005">
            <text:p>7231005</text:p>
          </table:table-cell>
          <table:table-cell office:value-type="string">
            <text:p>tReal</text:p>
          </table:table-cell>
          <table:table-cell table:formula="of:=([.$P17]+[.$R17])/1000" office:value-type="float" office:value="7229.334">
            <text:p>722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219">
            <text:p>4219</text:p>
          </table:table-cell>
          <table:table-cell office:value-type="string">
            <text:p>tLoop</text:p>
          </table:table-cell>
          <table:table-cell office:value-type="float" office:value="8169883">
            <text:p>816988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174102">
            <text:p>8174102</text:p>
          </table:table-cell>
          <table:table-cell office:value-type="string">
            <text:p>tReal</text:p>
          </table:table-cell>
          <table:table-cell table:formula="of:=([.$P18]+[.$R18])/1000" office:value-type="float" office:value="8169.883">
            <text:p>8170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17">
            <text:p>2117</text:p>
          </table:table-cell>
          <table:table-cell office:value-type="string">
            <text:p>tLoop</text:p>
          </table:table-cell>
          <table:table-cell office:value-type="float" office:value="7191905">
            <text:p>719190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194022">
            <text:p>7194022</text:p>
          </table:table-cell>
          <table:table-cell office:value-type="string">
            <text:p>tReal</text:p>
          </table:table-cell>
          <table:table-cell table:formula="of:=([.$P19]+[.$R19])/1000" office:value-type="float" office:value="7191.905">
            <text:p>719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689">
            <text:p>3689</text:p>
          </table:table-cell>
          <table:table-cell office:value-type="string">
            <text:p>tLoop</text:p>
          </table:table-cell>
          <table:table-cell office:value-type="float" office:value="7561706">
            <text:p>756170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7565395">
            <text:p>7565395</text:p>
          </table:table-cell>
          <table:table-cell office:value-type="string">
            <text:p>tReal</text:p>
          </table:table-cell>
          <table:table-cell table:formula="of:=([.$P20]+[.$R20])/1000" office:value-type="float" office:value="7561.706">
            <text:p>756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15">
            <text:p>2615</text:p>
          </table:table-cell>
          <table:table-cell office:value-type="string">
            <text:p>tLoop</text:p>
          </table:table-cell>
          <table:table-cell office:value-type="float" office:value="8572256">
            <text:p>8572256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8574871">
            <text:p>8574871</text:p>
          </table:table-cell>
          <table:table-cell office:value-type="string">
            <text:p>tReal</text:p>
          </table:table-cell>
          <table:table-cell table:formula="of:=([.$P21]+[.$R21])/1000" office:value-type="float" office:value="8572.256">
            <text:p>857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197">
            <text:p>5197</text:p>
          </table:table-cell>
          <table:table-cell office:value-type="string">
            <text:p>tLoop</text:p>
          </table:table-cell>
          <table:table-cell office:value-type="float" office:value="9538781">
            <text:p>953878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9543978">
            <text:p>9543978</text:p>
          </table:table-cell>
          <table:table-cell office:value-type="string">
            <text:p>tReal</text:p>
          </table:table-cell>
          <table:table-cell table:formula="of:=([.$P22]+[.$R22])/1000" office:value-type="float" office:value="9538.781">
            <text:p>953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5489">
            <text:p>5489</text:p>
          </table:table-cell>
          <table:table-cell office:value-type="string">
            <text:p>tLoop</text:p>
          </table:table-cell>
          <table:table-cell office:value-type="float" office:value="10308969">
            <text:p>1030896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0314458">
            <text:p>10314458</text:p>
          </table:table-cell>
          <table:table-cell office:value-type="string">
            <text:p>tReal</text:p>
          </table:table-cell>
          <table:table-cell table:formula="of:=([.$P23]+[.$R23])/1000" office:value-type="float" office:value="10308.969">
            <text:p>1030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445">
            <text:p>3445</text:p>
          </table:table-cell>
          <table:table-cell office:value-type="string">
            <text:p>tLoop</text:p>
          </table:table-cell>
          <table:table-cell office:value-type="float" office:value="12017412">
            <text:p>1201741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2020857">
            <text:p>12020857</text:p>
          </table:table-cell>
          <table:table-cell office:value-type="string">
            <text:p>tReal</text:p>
          </table:table-cell>
          <table:table-cell table:formula="of:=([.$P24]+[.$R24])/1000" office:value-type="float" office:value="12017.412">
            <text:p>1201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216">
            <text:p>10216</text:p>
          </table:table-cell>
          <table:table-cell office:value-type="string">
            <text:p>tLoop</text:p>
          </table:table-cell>
          <table:table-cell office:value-type="float" office:value="16503005">
            <text:p>1650300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6513221">
            <text:p>16513221</text:p>
          </table:table-cell>
          <table:table-cell office:value-type="string">
            <text:p>tReal</text:p>
          </table:table-cell>
          <table:table-cell table:formula="of:=([.$P25]+[.$R25])/1000" office:value-type="float" office:value="16503.005">
            <text:p>1650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289">
            <text:p>9289</text:p>
          </table:table-cell>
          <table:table-cell office:value-type="string">
            <text:p>tLoop</text:p>
          </table:table-cell>
          <table:table-cell office:value-type="float" office:value="17957849">
            <text:p>1795784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17967138">
            <text:p>17967138</text:p>
          </table:table-cell>
          <table:table-cell office:value-type="string">
            <text:p>tReal</text:p>
          </table:table-cell>
          <table:table-cell table:formula="of:=([.$P26]+[.$R26])/1000" office:value-type="float" office:value="17957.849">
            <text:p>179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4397">
            <text:p>4397</text:p>
          </table:table-cell>
          <table:table-cell office:value-type="string">
            <text:p>tLoop</text:p>
          </table:table-cell>
          <table:table-cell office:value-type="float" office:value="19467007">
            <text:p>19467007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19471404">
            <text:p>19471404</text:p>
          </table:table-cell>
          <table:table-cell office:value-type="string">
            <text:p>tReal</text:p>
          </table:table-cell>
          <table:table-cell table:formula="of:=([.$P27]+[.$R27])/1000" office:value-type="float" office:value="19467.007">
            <text:p>1946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407">
            <text:p>9407</text:p>
          </table:table-cell>
          <table:table-cell office:value-type="string">
            <text:p>tLoop</text:p>
          </table:table-cell>
          <table:table-cell office:value-type="float" office:value="21058139">
            <text:p>21058139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1067546">
            <text:p>21067546</text:p>
          </table:table-cell>
          <table:table-cell office:value-type="string">
            <text:p>tReal</text:p>
          </table:table-cell>
          <table:table-cell table:formula="of:=([.$P28]+[.$R28])/1000" office:value-type="float" office:value="21058.139">
            <text:p>2105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9754">
            <text:p>9754</text:p>
          </table:table-cell>
          <table:table-cell office:value-type="string">
            <text:p>tLoop</text:p>
          </table:table-cell>
          <table:table-cell office:value-type="float" office:value="22718954">
            <text:p>22718954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2728708">
            <text:p>22728708</text:p>
          </table:table-cell>
          <table:table-cell office:value-type="string">
            <text:p>tReal</text:p>
          </table:table-cell>
          <table:table-cell table:formula="of:=([.$P29]+[.$R29])/1000" office:value-type="float" office:value="22718.954">
            <text:p>227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791">
            <text:p>7791</text:p>
          </table:table-cell>
          <table:table-cell office:value-type="string">
            <text:p>tLoop</text:p>
          </table:table-cell>
          <table:table-cell office:value-type="float" office:value="24903842">
            <text:p>24903842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4911633">
            <text:p>24911633</text:p>
          </table:table-cell>
          <table:table-cell office:value-type="string">
            <text:p>tReal</text:p>
          </table:table-cell>
          <table:table-cell table:formula="of:=([.$P30]+[.$R30])/1000" office:value-type="float" office:value="24903.842">
            <text:p>2490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521">
            <text:p>10521</text:p>
          </table:table-cell>
          <table:table-cell office:value-type="string">
            <text:p>tLoop</text:p>
          </table:table-cell>
          <table:table-cell office:value-type="float" office:value="21043421">
            <text:p>21043421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1053942">
            <text:p>21053942</text:p>
          </table:table-cell>
          <table:table-cell office:value-type="string">
            <text:p>tReal</text:p>
          </table:table-cell>
          <table:table-cell table:formula="of:=([.$P31]+[.$R31])/1000" office:value-type="float" office:value="21043.421">
            <text:p>2104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0986">
            <text:p>10986</text:p>
          </table:table-cell>
          <table:table-cell office:value-type="string">
            <text:p>tLoop</text:p>
          </table:table-cell>
          <table:table-cell office:value-type="float" office:value="23593485">
            <text:p>23593485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2">
            <text:p>2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2">
            <text:p>2</text:p>
          </table:table-cell>
          <table:table-cell office:value-type="string">
            <text:p>tTotal</text:p>
          </table:table-cell>
          <table:table-cell office:value-type="float" office:value="23604471">
            <text:p>23604471</text:p>
          </table:table-cell>
          <table:table-cell office:value-type="string">
            <text:p>tReal</text:p>
          </table:table-cell>
          <table:table-cell table:formula="of:=([.$P32]+[.$R32])/1000" office:value-type="float" office:value="23593.485">
            <text:p>2359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3017">
            <text:p>13017</text:p>
          </table:table-cell>
          <table:table-cell office:value-type="string">
            <text:p>tLoop</text:p>
          </table:table-cell>
          <table:table-cell office:value-type="float" office:value="23399003">
            <text:p>23399003</text:p>
          </table:table-cell>
          <table:table-cell office:value-type="string">
            <text:p>tWrite</text:p>
          </table:table-cell>
          <table:table-cell office:value-type="float" office:value="0">
            <text:p>0</text:p>
          </table:table-cell>
          <table:table-cell office:value-type="string">
            <text:p>tCompute</text:p>
          </table:table-cell>
          <table:table-cell office:value-type="float" office:value="1">
            <text:p>1</text:p>
          </table:table-cell>
          <table:table-cell office:value-type="string">
            <text:p>tRead</text:p>
          </table:table-cell>
          <table:table-cell office:value-type="float" office:value="0">
            <text:p>0</text:p>
          </table:table-cell>
          <table:table-cell office:value-type="string">
            <text:p>tLoopCycle</text:p>
          </table:table-cell>
          <table:table-cell office:value-type="float" office:value="1">
            <text:p>1</text:p>
          </table:table-cell>
          <table:table-cell office:value-type="string">
            <text:p>tTotal</text:p>
          </table:table-cell>
          <table:table-cell office:value-type="float" office:value="23412020">
            <text:p>23412020</text:p>
          </table:table-cell>
          <table:table-cell office:value-type="string">
            <text:p>tReal</text:p>
          </table:table-cell>
          <table:table-cell table:formula="of:=([.$P33]+[.$R33])/1000" office:value-type="float" office:value="23399.003">
            <text:p>23399</text:p>
          </table:table-cell>
        </table:table-row>
      </table:table>
      <table:table table:name="stdout blocksize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8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2"/>
          <table:table-cell table:style-name="Default"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/>
          <table:table-cell table:style-name="Default"/>
          <table:table-cell/>
          <table:table-cell office:value-type="string">
            <text:p>simulation time (ms)</text:p>
          </table:table-cell>
          <table:table-cell table:style-name="Default"/>
          <table:table-cell/>
          <table:table-cell table:style-name="Default"/>
          <table:table-cell table:number-columns-repeated="13"/>
          <table:table-cell office:value-type="string">
            <text:p>block size 2</text:p>
          </table:table-cell>
          <table:table-cell/>
          <table:table-cell office:value-type="string">
            <text:p>block size 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752040">
            <text:p>752040</text:p>
          </table:table-cell>
          <table:table-cell office:value-type="string">
            <text:p>tLoop</text:p>
          </table:table-cell>
          <table:table-cell office:value-type="float" office:value="346149">
            <text:p>346149</text:p>
          </table:table-cell>
          <table:table-cell office:value-type="string">
            <text:p>tWrite</text:p>
          </table:table-cell>
          <table:table-cell office:value-type="float" office:value="499">
            <text:p>499</text:p>
          </table:table-cell>
          <table:table-cell office:value-type="string">
            <text:p>tCompute</text:p>
          </table:table-cell>
          <table:table-cell office:value-type="float" office:value="154">
            <text:p>154</text:p>
          </table:table-cell>
          <table:table-cell office:value-type="string">
            <text:p>tRead</text:p>
          </table:table-cell>
          <table:table-cell office:value-type="float" office:value="71">
            <text:p>71</text:p>
          </table:table-cell>
          <table:table-cell office:value-type="string">
            <text:p>tLoopCycle</text:p>
          </table:table-cell>
          <table:table-cell office:value-type="float" office:value="170">
            <text:p>170</text:p>
          </table:table-cell>
          <table:table-cell office:value-type="string">
            <text:p>tTotal</text:p>
          </table:table-cell>
          <table:table-cell office:value-type="float" office:value="1098260">
            <text:p>1098260</text:p>
          </table:table-cell>
          <table:table-cell office:value-type="string">
            <text:p>tReal</text:p>
          </table:table-cell>
          <table:table-cell table:style-name="ce1" table:formula="of:=([.$P2]+[.$R2])/1000" office:value-type="float" office:value="346.648">
            <text:p>347</text:p>
          </table:table-cell>
          <table:table-cell office:value-type="string">
            <text:p>speedup</text:p>
          </table:table-cell>
          <table:table-cell table:formula="of:=['stdout original'.AB2]/[.AB2]" office:value-type="float" office:value="0.0532845999399968">
            <text:p>0.053284599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21418">
            <text:p>121418</text:p>
          </table:table-cell>
          <table:table-cell office:value-type="string">
            <text:p>tLoop</text:p>
          </table:table-cell>
          <table:table-cell office:value-type="float" office:value="343154">
            <text:p>343154</text:p>
          </table:table-cell>
          <table:table-cell office:value-type="string">
            <text:p>tWrite</text:p>
          </table:table-cell>
          <table:table-cell office:value-type="float" office:value="1244">
            <text:p>1244</text:p>
          </table:table-cell>
          <table:table-cell office:value-type="string">
            <text:p>tCompute</text:p>
          </table:table-cell>
          <table:table-cell office:value-type="float" office:value="153">
            <text:p>153</text:p>
          </table:table-cell>
          <table:table-cell office:value-type="string">
            <text:p>tRead</text:p>
          </table:table-cell>
          <table:table-cell office:value-type="float" office:value="85">
            <text:p>85</text:p>
          </table:table-cell>
          <table:table-cell office:value-type="string">
            <text:p>tLoopCycle</text:p>
          </table:table-cell>
          <table:table-cell office:value-type="float" office:value="169">
            <text:p>169</text:p>
          </table:table-cell>
          <table:table-cell office:value-type="string">
            <text:p>tTotal</text:p>
          </table:table-cell>
          <table:table-cell office:value-type="float" office:value="464657">
            <text:p>464657</text:p>
          </table:table-cell>
          <table:table-cell office:value-type="string">
            <text:p>tReal</text:p>
          </table:table-cell>
          <table:table-cell table:style-name="ce1" table:formula="of:=([.$P3]+[.$R3])/1000" office:value-type="float" office:value="344.398">
            <text:p>344</text:p>
          </table:table-cell>
          <table:table-cell office:value-type="string">
            <text:p>speedup</text:p>
          </table:table-cell>
          <table:table-cell table:formula="of:=['stdout original'.AB3]/[.AB3]" office:value-type="float" office:value="0.253029924680167">
            <text:p>0.253029924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42095">
            <text:p>142095</text:p>
          </table:table-cell>
          <table:table-cell office:value-type="string">
            <text:p>tLoop</text:p>
          </table:table-cell>
          <table:table-cell office:value-type="float" office:value="337538">
            <text:p>337538</text:p>
          </table:table-cell>
          <table:table-cell office:value-type="string">
            <text:p>tWrite</text:p>
          </table:table-cell>
          <table:table-cell office:value-type="float" office:value="2014">
            <text:p>2014</text:p>
          </table:table-cell>
          <table:table-cell office:value-type="string">
            <text:p>tCompute</text:p>
          </table:table-cell>
          <table:table-cell office:value-type="float" office:value="151">
            <text:p>151</text:p>
          </table:table-cell>
          <table:table-cell office:value-type="string">
            <text:p>tRead</text:p>
          </table:table-cell>
          <table:table-cell office:value-type="float" office:value="88">
            <text:p>88</text:p>
          </table:table-cell>
          <table:table-cell office:value-type="string">
            <text:p>tLoopCycle</text:p>
          </table:table-cell>
          <table:table-cell office:value-type="float" office:value="168">
            <text:p>168</text:p>
          </table:table-cell>
          <table:table-cell office:value-type="string">
            <text:p>tTotal</text:p>
          </table:table-cell>
          <table:table-cell office:value-type="float" office:value="479721">
            <text:p>479721</text:p>
          </table:table-cell>
          <table:table-cell office:value-type="string">
            <text:p>tReal</text:p>
          </table:table-cell>
          <table:table-cell table:style-name="ce1" table:formula="of:=([.$P4]+[.$R4])/1000" office:value-type="float" office:value="339.552">
            <text:p>340</text:p>
          </table:table-cell>
          <table:table-cell office:value-type="string">
            <text:p>speedup</text:p>
          </table:table-cell>
          <table:table-cell table:formula="of:=['stdout original'.AB4]/[.AB4]" office:value-type="float" office:value="0.62564496748657">
            <text:p>0.625644967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62602">
            <text:p>162602</text:p>
          </table:table-cell>
          <table:table-cell office:value-type="string">
            <text:p>tLoop</text:p>
          </table:table-cell>
          <table:table-cell office:value-type="float" office:value="335369">
            <text:p>335369</text:p>
          </table:table-cell>
          <table:table-cell office:value-type="string">
            <text:p>tWrite</text:p>
          </table:table-cell>
          <table:table-cell office:value-type="float" office:value="2835">
            <text:p>2835</text:p>
          </table:table-cell>
          <table:table-cell office:value-type="string">
            <text:p>tCompute</text:p>
          </table:table-cell>
          <table:table-cell office:value-type="float" office:value="152">
            <text:p>152</text:p>
          </table:table-cell>
          <table:table-cell office:value-type="string">
            <text:p>tRead</text:p>
          </table:table-cell>
          <table:table-cell office:value-type="float" office:value="293">
            <text:p>293</text:p>
          </table:table-cell>
          <table:table-cell office:value-type="string">
            <text:p>tLoopCycle</text:p>
          </table:table-cell>
          <table:table-cell office:value-type="float" office:value="168">
            <text:p>168</text:p>
          </table:table-cell>
          <table:table-cell office:value-type="string">
            <text:p>tTotal</text:p>
          </table:table-cell>
          <table:table-cell office:value-type="float" office:value="498264">
            <text:p>498264</text:p>
          </table:table-cell>
          <table:table-cell office:value-type="string">
            <text:p>tReal</text:p>
          </table:table-cell>
          <table:table-cell table:style-name="ce1" table:formula="of:=([.$P5]+[.$R5])/1000" office:value-type="float" office:value="338.204">
            <text:p>338</text:p>
          </table:table-cell>
          <table:table-cell office:value-type="string">
            <text:p>speedup</text:p>
          </table:table-cell>
          <table:table-cell table:formula="of:=['stdout original'.AB5]/[.AB5]" office:value-type="float" office:value="1.19004210476517">
            <text:p>1.190042104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85444">
            <text:p>185444</text:p>
          </table:table-cell>
          <table:table-cell office:value-type="string">
            <text:p>tLoop</text:p>
          </table:table-cell>
          <table:table-cell office:value-type="float" office:value="340531">
            <text:p>340531</text:p>
          </table:table-cell>
          <table:table-cell office:value-type="string">
            <text:p>tWrite</text:p>
          </table:table-cell>
          <table:table-cell office:value-type="float" office:value="3709">
            <text:p>3709</text:p>
          </table:table-cell>
          <table:table-cell office:value-type="string">
            <text:p>tCompute</text:p>
          </table:table-cell>
          <table:table-cell office:value-type="float" office:value="152">
            <text:p>152</text:p>
          </table:table-cell>
          <table:table-cell office:value-type="string">
            <text:p>tRead</text:p>
          </table:table-cell>
          <table:table-cell office:value-type="float" office:value="112">
            <text:p>112</text:p>
          </table:table-cell>
          <table:table-cell office:value-type="string">
            <text:p>tLoopCycle</text:p>
          </table:table-cell>
          <table:table-cell office:value-type="float" office:value="169">
            <text:p>169</text:p>
          </table:table-cell>
          <table:table-cell office:value-type="string">
            <text:p>tTotal</text:p>
          </table:table-cell>
          <table:table-cell office:value-type="float" office:value="526087">
            <text:p>526087</text:p>
          </table:table-cell>
          <table:table-cell office:value-type="string">
            <text:p>tReal</text:p>
          </table:table-cell>
          <table:table-cell table:style-name="ce1" table:formula="of:=([.$P6]+[.$R6])/1000" office:value-type="float" office:value="344.24">
            <text:p>344</text:p>
          </table:table-cell>
          <table:table-cell office:value-type="string">
            <text:p>speedup</text:p>
          </table:table-cell>
          <table:table-cell table:formula="of:=['stdout original'.AB6]/[.AB6]" office:value-type="float" office:value="1.87036079479433">
            <text:p>1.870360794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99280">
            <text:p>199280</text:p>
          </table:table-cell>
          <table:table-cell office:value-type="string">
            <text:p>tLoop</text:p>
          </table:table-cell>
          <table:table-cell office:value-type="float" office:value="346616">
            <text:p>346616</text:p>
          </table:table-cell>
          <table:table-cell office:value-type="string">
            <text:p>tWrite</text:p>
          </table:table-cell>
          <table:table-cell office:value-type="float" office:value="4654">
            <text:p>4654</text:p>
          </table:table-cell>
          <table:table-cell office:value-type="string">
            <text:p>tCompute</text:p>
          </table:table-cell>
          <table:table-cell office:value-type="float" office:value="155">
            <text:p>155</text:p>
          </table:table-cell>
          <table:table-cell office:value-type="string">
            <text:p>tRead</text:p>
          </table:table-cell>
          <table:table-cell office:value-type="float" office:value="180">
            <text:p>180</text:p>
          </table:table-cell>
          <table:table-cell office:value-type="string">
            <text:p>tLoopCycle</text:p>
          </table:table-cell>
          <table:table-cell office:value-type="float" office:value="172">
            <text:p>172</text:p>
          </table:table-cell>
          <table:table-cell office:value-type="string">
            <text:p>tTotal</text:p>
          </table:table-cell>
          <table:table-cell office:value-type="float" office:value="546076">
            <text:p>546076</text:p>
          </table:table-cell>
          <table:table-cell office:value-type="string">
            <text:p>tReal</text:p>
          </table:table-cell>
          <table:table-cell table:style-name="ce1" table:formula="of:=([.$P7]+[.$R7])/1000" office:value-type="float" office:value="351.27">
            <text:p>351</text:p>
          </table:table-cell>
          <table:table-cell office:value-type="string">
            <text:p>speedup</text:p>
          </table:table-cell>
          <table:table-cell table:formula="of:=['stdout original'.AB7]/[.AB7]" office:value-type="float" office:value="2.6909158197398">
            <text:p>2.690915819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17133">
            <text:p>217133</text:p>
          </table:table-cell>
          <table:table-cell office:value-type="string">
            <text:p>tLoop</text:p>
          </table:table-cell>
          <table:table-cell office:value-type="float" office:value="351449">
            <text:p>351449</text:p>
          </table:table-cell>
          <table:table-cell office:value-type="string">
            <text:p>tWrite</text:p>
          </table:table-cell>
          <table:table-cell office:value-type="float" office:value="5935">
            <text:p>5935</text:p>
          </table:table-cell>
          <table:table-cell office:value-type="string">
            <text:p>tCompute</text:p>
          </table:table-cell>
          <table:table-cell office:value-type="float" office:value="155">
            <text:p>155</text:p>
          </table:table-cell>
          <table:table-cell office:value-type="string">
            <text:p>tRead</text:p>
          </table:table-cell>
          <table:table-cell office:value-type="float" office:value="209">
            <text:p>209</text:p>
          </table:table-cell>
          <table:table-cell office:value-type="string">
            <text:p>tLoopCycle</text:p>
          </table:table-cell>
          <table:table-cell office:value-type="float" office:value="176">
            <text:p>176</text:p>
          </table:table-cell>
          <table:table-cell office:value-type="string">
            <text:p>tTotal</text:p>
          </table:table-cell>
          <table:table-cell office:value-type="float" office:value="568791">
            <text:p>568791</text:p>
          </table:table-cell>
          <table:table-cell office:value-type="string">
            <text:p>tReal</text:p>
          </table:table-cell>
          <table:table-cell table:style-name="ce1" table:formula="of:=([.$P8]+[.$R8])/1000" office:value-type="float" office:value="357.384">
            <text:p>357</text:p>
          </table:table-cell>
          <table:table-cell office:value-type="string">
            <text:p>speedup</text:p>
          </table:table-cell>
          <table:table-cell table:formula="of:=['stdout original'.AB8]/[.AB8]" office:value-type="float" office:value="3.67065677254718">
            <text:p>3.670656772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34056">
            <text:p>234056</text:p>
          </table:table-cell>
          <table:table-cell office:value-type="string">
            <text:p>tLoop</text:p>
          </table:table-cell>
          <table:table-cell office:value-type="float" office:value="360635">
            <text:p>360635</text:p>
          </table:table-cell>
          <table:table-cell office:value-type="string">
            <text:p>tWrite</text:p>
          </table:table-cell>
          <table:table-cell office:value-type="float" office:value="7696">
            <text:p>7696</text:p>
          </table:table-cell>
          <table:table-cell office:value-type="string">
            <text:p>tCompute</text:p>
          </table:table-cell>
          <table:table-cell office:value-type="float" office:value="160">
            <text:p>160</text:p>
          </table:table-cell>
          <table:table-cell office:value-type="string">
            <text:p>tRead</text:p>
          </table:table-cell>
          <table:table-cell office:value-type="float" office:value="223">
            <text:p>223</text:p>
          </table:table-cell>
          <table:table-cell office:value-type="string">
            <text:p>tLoopCycle</text:p>
          </table:table-cell>
          <table:table-cell office:value-type="float" office:value="179">
            <text:p>179</text:p>
          </table:table-cell>
          <table:table-cell office:value-type="string">
            <text:p>tTotal</text:p>
          </table:table-cell>
          <table:table-cell office:value-type="float" office:value="594914">
            <text:p>594914</text:p>
          </table:table-cell>
          <table:table-cell office:value-type="string">
            <text:p>tReal</text:p>
          </table:table-cell>
          <table:table-cell table:style-name="ce1" table:formula="of:=([.$P9]+[.$R9])/1000" office:value-type="float" office:value="368.331">
            <text:p>368</text:p>
          </table:table-cell>
          <table:table-cell office:value-type="string">
            <text:p>speedup</text:p>
          </table:table-cell>
          <table:table-cell table:formula="of:=['stdout original'.AB9]/[.AB9]" office:value-type="float" office:value="4.70200987698565">
            <text:p>4.70200987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51494">
            <text:p>251494</text:p>
          </table:table-cell>
          <table:table-cell office:value-type="string">
            <text:p>tLoop</text:p>
          </table:table-cell>
          <table:table-cell office:value-type="float" office:value="368717">
            <text:p>368717</text:p>
          </table:table-cell>
          <table:table-cell office:value-type="string">
            <text:p>tWrite</text:p>
          </table:table-cell>
          <table:table-cell office:value-type="float" office:value="9819">
            <text:p>9819</text:p>
          </table:table-cell>
          <table:table-cell office:value-type="string">
            <text:p>tCompute</text:p>
          </table:table-cell>
          <table:table-cell office:value-type="float" office:value="161">
            <text:p>161</text:p>
          </table:table-cell>
          <table:table-cell office:value-type="string">
            <text:p>tRead</text:p>
          </table:table-cell>
          <table:table-cell office:value-type="float" office:value="256">
            <text:p>256</text:p>
          </table:table-cell>
          <table:table-cell office:value-type="string">
            <text:p>tLoopCycle</text:p>
          </table:table-cell>
          <table:table-cell office:value-type="float" office:value="182">
            <text:p>182</text:p>
          </table:table-cell>
          <table:table-cell office:value-type="string">
            <text:p>tTotal</text:p>
          </table:table-cell>
          <table:table-cell office:value-type="float" office:value="620467">
            <text:p>620467</text:p>
          </table:table-cell>
          <table:table-cell office:value-type="string">
            <text:p>tReal</text:p>
          </table:table-cell>
          <table:table-cell table:style-name="ce1" table:formula="of:=([.$P10]+[.$R10])/1000" office:value-type="float" office:value="378.536">
            <text:p>379</text:p>
          </table:table-cell>
          <table:table-cell office:value-type="string">
            <text:p>speedup</text:p>
          </table:table-cell>
          <table:table-cell table:formula="of:=['stdout original'.AB10]/[.AB10]" office:value-type="float" office:value="5.86235919436989">
            <text:p>5.862359194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67491">
            <text:p>267491</text:p>
          </table:table-cell>
          <table:table-cell office:value-type="string">
            <text:p>tLoop</text:p>
          </table:table-cell>
          <table:table-cell office:value-type="float" office:value="374940">
            <text:p>374940</text:p>
          </table:table-cell>
          <table:table-cell office:value-type="string">
            <text:p>tWrite</text:p>
          </table:table-cell>
          <table:table-cell office:value-type="float" office:value="12040">
            <text:p>12040</text:p>
          </table:table-cell>
          <table:table-cell office:value-type="string">
            <text:p>tCompute</text:p>
          </table:table-cell>
          <table:table-cell office:value-type="float" office:value="165">
            <text:p>165</text:p>
          </table:table-cell>
          <table:table-cell office:value-type="string">
            <text:p>tRead</text:p>
          </table:table-cell>
          <table:table-cell office:value-type="float" office:value="297">
            <text:p>297</text:p>
          </table:table-cell>
          <table:table-cell office:value-type="string">
            <text:p>tLoopCycle</text:p>
          </table:table-cell>
          <table:table-cell office:value-type="float" office:value="187">
            <text:p>187</text:p>
          </table:table-cell>
          <table:table-cell office:value-type="string">
            <text:p>tTotal</text:p>
          </table:table-cell>
          <table:table-cell office:value-type="float" office:value="642728">
            <text:p>642728</text:p>
          </table:table-cell>
          <table:table-cell office:value-type="string">
            <text:p>tReal</text:p>
          </table:table-cell>
          <table:table-cell table:style-name="ce1" table:formula="of:=([.$P11]+[.$R11])/1000" office:value-type="float" office:value="386.98">
            <text:p>387</text:p>
          </table:table-cell>
          <table:table-cell office:value-type="string">
            <text:p>speedup</text:p>
          </table:table-cell>
          <table:table-cell table:formula="of:=['stdout original'.AB11]/[.AB11]" office:value-type="float" office:value="7.09943924750633">
            <text:p>7.099439247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85147">
            <text:p>285147</text:p>
          </table:table-cell>
          <table:table-cell office:value-type="string">
            <text:p>tLoop</text:p>
          </table:table-cell>
          <table:table-cell office:value-type="float" office:value="382561">
            <text:p>382561</text:p>
          </table:table-cell>
          <table:table-cell office:value-type="string">
            <text:p>tWrite</text:p>
          </table:table-cell>
          <table:table-cell office:value-type="float" office:value="14398">
            <text:p>14398</text:p>
          </table:table-cell>
          <table:table-cell office:value-type="string">
            <text:p>tCompute</text:p>
          </table:table-cell>
          <table:table-cell office:value-type="float" office:value="170">
            <text:p>170</text:p>
          </table:table-cell>
          <table:table-cell office:value-type="string">
            <text:p>tRead</text:p>
          </table:table-cell>
          <table:table-cell office:value-type="float" office:value="270">
            <text:p>270</text:p>
          </table:table-cell>
          <table:table-cell office:value-type="string">
            <text:p>tLoopCycle</text:p>
          </table:table-cell>
          <table:table-cell office:value-type="float" office:value="192">
            <text:p>192</text:p>
          </table:table-cell>
          <table:table-cell office:value-type="string">
            <text:p>tTotal</text:p>
          </table:table-cell>
          <table:table-cell office:value-type="float" office:value="667978">
            <text:p>667978</text:p>
          </table:table-cell>
          <table:table-cell office:value-type="string">
            <text:p>tReal</text:p>
          </table:table-cell>
          <table:table-cell table:style-name="ce1" table:formula="of:=([.$P12]+[.$R12])/1000" office:value-type="float" office:value="396.959">
            <text:p>397</text:p>
          </table:table-cell>
          <table:table-cell office:value-type="string">
            <text:p>speedup</text:p>
          </table:table-cell>
          <table:table-cell table:formula="of:=['stdout original'.AB12]/[.AB12]" office:value-type="float" office:value="8.42367599676541">
            <text:p>8.423675996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02173">
            <text:p>302173</text:p>
          </table:table-cell>
          <table:table-cell office:value-type="string">
            <text:p>tLoop</text:p>
          </table:table-cell>
          <table:table-cell office:value-type="float" office:value="393004">
            <text:p>393004</text:p>
          </table:table-cell>
          <table:table-cell office:value-type="string">
            <text:p>tWrite</text:p>
          </table:table-cell>
          <table:table-cell office:value-type="float" office:value="16901">
            <text:p>16901</text:p>
          </table:table-cell>
          <table:table-cell office:value-type="string">
            <text:p>tCompute</text:p>
          </table:table-cell>
          <table:table-cell office:value-type="float" office:value="169">
            <text:p>169</text:p>
          </table:table-cell>
          <table:table-cell office:value-type="string">
            <text:p>tRead</text:p>
          </table:table-cell>
          <table:table-cell office:value-type="float" office:value="354">
            <text:p>354</text:p>
          </table:table-cell>
          <table:table-cell office:value-type="string">
            <text:p>tLoopCycle</text:p>
          </table:table-cell>
          <table:table-cell office:value-type="float" office:value="192">
            <text:p>192</text:p>
          </table:table-cell>
          <table:table-cell office:value-type="string">
            <text:p>tTotal</text:p>
          </table:table-cell>
          <table:table-cell office:value-type="float" office:value="695531">
            <text:p>695531</text:p>
          </table:table-cell>
          <table:table-cell office:value-type="string">
            <text:p>tReal</text:p>
          </table:table-cell>
          <table:table-cell table:style-name="ce1" table:formula="of:=([.$P13]+[.$R13])/1000" office:value-type="float" office:value="409.905">
            <text:p>410</text:p>
          </table:table-cell>
          <table:table-cell office:value-type="string">
            <text:p>speedup</text:p>
          </table:table-cell>
          <table:table-cell table:formula="of:=['stdout original'.AB13]/[.AB13]" office:value-type="float" office:value="9.78858759956575">
            <text:p>9.788587599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19518">
            <text:p>319518</text:p>
          </table:table-cell>
          <table:table-cell office:value-type="string">
            <text:p>tLoop</text:p>
          </table:table-cell>
          <table:table-cell office:value-type="float" office:value="400622">
            <text:p>400622</text:p>
          </table:table-cell>
          <table:table-cell office:value-type="string">
            <text:p>tWrite</text:p>
          </table:table-cell>
          <table:table-cell office:value-type="float" office:value="18946">
            <text:p>18946</text:p>
          </table:table-cell>
          <table:table-cell office:value-type="string">
            <text:p>tCompute</text:p>
          </table:table-cell>
          <table:table-cell office:value-type="float" office:value="176">
            <text:p>176</text:p>
          </table:table-cell>
          <table:table-cell office:value-type="string">
            <text:p>tRead</text:p>
          </table:table-cell>
          <table:table-cell office:value-type="float" office:value="342">
            <text:p>342</text:p>
          </table:table-cell>
          <table:table-cell office:value-type="string">
            <text:p>tLoopCycle</text:p>
          </table:table-cell>
          <table:table-cell office:value-type="float" office:value="201">
            <text:p>201</text:p>
          </table:table-cell>
          <table:table-cell office:value-type="string">
            <text:p>tTotal</text:p>
          </table:table-cell>
          <table:table-cell office:value-type="float" office:value="720482">
            <text:p>720482</text:p>
          </table:table-cell>
          <table:table-cell office:value-type="string">
            <text:p>tReal</text:p>
          </table:table-cell>
          <table:table-cell table:style-name="ce1" table:formula="of:=([.$P14]+[.$R14])/1000" office:value-type="float" office:value="419.568">
            <text:p>420</text:p>
          </table:table-cell>
          <table:table-cell office:value-type="string">
            <text:p>speedup</text:p>
          </table:table-cell>
          <table:table-cell table:formula="of:=['stdout original'.AB14]/[.AB14]" office:value-type="float" office:value="11.2002035426915">
            <text:p>11.200203542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158229">
            <text:p>1158229</text:p>
          </table:table-cell>
          <table:table-cell office:value-type="string">
            <text:p>tLoop</text:p>
          </table:table-cell>
          <table:table-cell office:value-type="float" office:value="569224">
            <text:p>569224</text:p>
          </table:table-cell>
          <table:table-cell office:value-type="string">
            <text:p>tWrite</text:p>
          </table:table-cell>
          <table:table-cell office:value-type="float" office:value="45151">
            <text:p>45151</text:p>
          </table:table-cell>
          <table:table-cell office:value-type="string">
            <text:p>tCompute</text:p>
          </table:table-cell>
          <table:table-cell office:value-type="float" office:value="181">
            <text:p>181</text:p>
          </table:table-cell>
          <table:table-cell office:value-type="string">
            <text:p>tRead</text:p>
          </table:table-cell>
          <table:table-cell office:value-type="float" office:value="509">
            <text:p>509</text:p>
          </table:table-cell>
          <table:table-cell office:value-type="string">
            <text:p>tLoopCycle</text:p>
          </table:table-cell>
          <table:table-cell office:value-type="float" office:value="207">
            <text:p>207</text:p>
          </table:table-cell>
          <table:table-cell office:value-type="string">
            <text:p>tTotal</text:p>
          </table:table-cell>
          <table:table-cell office:value-type="float" office:value="1727962">
            <text:p>1727962</text:p>
          </table:table-cell>
          <table:table-cell office:value-type="string">
            <text:p>tReal</text:p>
          </table:table-cell>
          <table:table-cell table:style-name="ce1" table:formula="of:=([.$P15]+[.$R15])/1000" office:value-type="float" office:value="614.375">
            <text:p>614</text:p>
          </table:table-cell>
          <table:table-cell office:value-type="string">
            <text:p>speedup</text:p>
          </table:table-cell>
          <table:table-cell table:formula="of:=['stdout original'.AB15]/[.AB15]" office:value-type="float" office:value="8.95907060020346">
            <text:p>8.959070600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514553">
            <text:p>1514553</text:p>
          </table:table-cell>
          <table:table-cell office:value-type="string">
            <text:p>tLoop</text:p>
          </table:table-cell>
          <table:table-cell office:value-type="float" office:value="554681">
            <text:p>554681</text:p>
          </table:table-cell>
          <table:table-cell office:value-type="string">
            <text:p>tWrite</text:p>
          </table:table-cell>
          <table:table-cell office:value-type="float" office:value="59776">
            <text:p>59776</text:p>
          </table:table-cell>
          <table:table-cell office:value-type="string">
            <text:p>tCompute</text:p>
          </table:table-cell>
          <table:table-cell office:value-type="float" office:value="182">
            <text:p>182</text:p>
          </table:table-cell>
          <table:table-cell office:value-type="string">
            <text:p>tRead</text:p>
          </table:table-cell>
          <table:table-cell office:value-type="float" office:value="35102">
            <text:p>35102</text:p>
          </table:table-cell>
          <table:table-cell office:value-type="string">
            <text:p>tLoopCycle</text:p>
          </table:table-cell>
          <table:table-cell office:value-type="float" office:value="209">
            <text:p>209</text:p>
          </table:table-cell>
          <table:table-cell office:value-type="string">
            <text:p>tTotal</text:p>
          </table:table-cell>
          <table:table-cell office:value-type="float" office:value="2104336">
            <text:p>2104336</text:p>
          </table:table-cell>
          <table:table-cell office:value-type="string">
            <text:p>tReal</text:p>
          </table:table-cell>
          <table:table-cell table:style-name="ce1" table:formula="of:=([.$P16]+[.$R16])/1000" office:value-type="float" office:value="614.457">
            <text:p>614</text:p>
          </table:table-cell>
          <table:table-cell office:value-type="string">
            <text:p>speedup</text:p>
          </table:table-cell>
          <table:table-cell table:formula="of:=['stdout original'.AB16]/[.AB16]" office:value-type="float" office:value="10.2947578105547">
            <text:p>10.294757810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24038">
            <text:p>124038</text:p>
          </table:table-cell>
          <table:table-cell office:value-type="string">
            <text:p>tLoop</text:p>
          </table:table-cell>
          <table:table-cell office:value-type="float" office:value="552209">
            <text:p>552209</text:p>
          </table:table-cell>
          <table:table-cell office:value-type="string">
            <text:p>tWrite</text:p>
          </table:table-cell>
          <table:table-cell office:value-type="float" office:value="3461">
            <text:p>3461</text:p>
          </table:table-cell>
          <table:table-cell office:value-type="string">
            <text:p>tCompute</text:p>
          </table:table-cell>
          <table:table-cell office:value-type="float" office:value="258">
            <text:p>258</text:p>
          </table:table-cell>
          <table:table-cell office:value-type="string">
            <text:p>tRead</text:p>
          </table:table-cell>
          <table:table-cell office:value-type="float" office:value="234">
            <text:p>234</text:p>
          </table:table-cell>
          <table:table-cell office:value-type="string">
            <text:p>tLoopCycle</text:p>
          </table:table-cell>
          <table:table-cell office:value-type="float" office:value="274">
            <text:p>274</text:p>
          </table:table-cell>
          <table:table-cell office:value-type="string">
            <text:p>tTotal</text:p>
          </table:table-cell>
          <table:table-cell office:value-type="float" office:value="676481">
            <text:p>676481</text:p>
          </table:table-cell>
          <table:table-cell office:value-type="string">
            <text:p>tReal</text:p>
          </table:table-cell>
          <table:table-cell table:style-name="ce1" table:formula="of:=([.$P17]+[.$R17])/1000" office:value-type="float" office:value="555.67">
            <text:p>556</text:p>
          </table:table-cell>
          <table:table-cell office:value-type="string">
            <text:p>speedup</text:p>
          </table:table-cell>
          <table:table-cell table:formula="of:=['stdout original'.AB17]/[.AB17]" office:value-type="float" office:value="13.0101211150503">
            <text:p>13.010121115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44744">
            <text:p>144744</text:p>
          </table:table-cell>
          <table:table-cell office:value-type="string">
            <text:p>tLoop</text:p>
          </table:table-cell>
          <table:table-cell office:value-type="float" office:value="548970">
            <text:p>548970</text:p>
          </table:table-cell>
          <table:table-cell office:value-type="string">
            <text:p>tWrite</text:p>
          </table:table-cell>
          <table:table-cell office:value-type="float" office:value="5812">
            <text:p>5812</text:p>
          </table:table-cell>
          <table:table-cell office:value-type="string">
            <text:p>tCompute</text:p>
          </table:table-cell>
          <table:table-cell office:value-type="float" office:value="256">
            <text:p>256</text:p>
          </table:table-cell>
          <table:table-cell office:value-type="string">
            <text:p>tRead</text:p>
          </table:table-cell>
          <table:table-cell office:value-type="float" office:value="270">
            <text:p>270</text:p>
          </table:table-cell>
          <table:table-cell office:value-type="string">
            <text:p>tLoopCycle</text:p>
          </table:table-cell>
          <table:table-cell office:value-type="float" office:value="274">
            <text:p>274</text:p>
          </table:table-cell>
          <table:table-cell office:value-type="string">
            <text:p>tTotal</text:p>
          </table:table-cell>
          <table:table-cell office:value-type="float" office:value="693984">
            <text:p>693984</text:p>
          </table:table-cell>
          <table:table-cell office:value-type="string">
            <text:p>tReal</text:p>
          </table:table-cell>
          <table:table-cell table:style-name="ce1" table:formula="of:=([.$P18]+[.$R18])/1000" office:value-type="float" office:value="554.782">
            <text:p>555</text:p>
          </table:table-cell>
          <table:table-cell office:value-type="string">
            <text:p>speedup</text:p>
          </table:table-cell>
          <table:table-cell table:formula="of:=['stdout original'.AB18]/[.AB18]" office:value-type="float" office:value="14.7262942921724">
            <text:p>14.726294292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65983">
            <text:p>165983</text:p>
          </table:table-cell>
          <table:table-cell office:value-type="string">
            <text:p>tLoop</text:p>
          </table:table-cell>
          <table:table-cell office:value-type="float" office:value="553455">
            <text:p>553455</text:p>
          </table:table-cell>
          <table:table-cell office:value-type="string">
            <text:p>tWrite</text:p>
          </table:table-cell>
          <table:table-cell office:value-type="float" office:value="8365">
            <text:p>8365</text:p>
          </table:table-cell>
          <table:table-cell office:value-type="string">
            <text:p>tCompute</text:p>
          </table:table-cell>
          <table:table-cell office:value-type="float" office:value="258">
            <text:p>258</text:p>
          </table:table-cell>
          <table:table-cell office:value-type="string">
            <text:p>tRead</text:p>
          </table:table-cell>
          <table:table-cell office:value-type="float" office:value="311">
            <text:p>311</text:p>
          </table:table-cell>
          <table:table-cell office:value-type="string">
            <text:p>tLoopCycle</text:p>
          </table:table-cell>
          <table:table-cell office:value-type="float" office:value="278">
            <text:p>278</text:p>
          </table:table-cell>
          <table:table-cell office:value-type="string">
            <text:p>tTotal</text:p>
          </table:table-cell>
          <table:table-cell office:value-type="float" office:value="719749">
            <text:p>719749</text:p>
          </table:table-cell>
          <table:table-cell office:value-type="string">
            <text:p>tReal</text:p>
          </table:table-cell>
          <table:table-cell table:style-name="ce1" table:formula="of:=([.$P19]+[.$R19])/1000" office:value-type="float" office:value="561.82">
            <text:p>562</text:p>
          </table:table-cell>
          <table:table-cell office:value-type="string">
            <text:p>speedup</text:p>
          </table:table-cell>
          <table:table-cell table:formula="of:=['stdout original'.AB19]/[.AB19]" office:value-type="float" office:value="12.8010839770745">
            <text:p>12.801083977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84626">
            <text:p>184626</text:p>
          </table:table-cell>
          <table:table-cell office:value-type="string">
            <text:p>tLoop</text:p>
          </table:table-cell>
          <table:table-cell office:value-type="float" office:value="563396">
            <text:p>563396</text:p>
          </table:table-cell>
          <table:table-cell office:value-type="string">
            <text:p>tWrite</text:p>
          </table:table-cell>
          <table:table-cell office:value-type="float" office:value="11243">
            <text:p>11243</text:p>
          </table:table-cell>
          <table:table-cell office:value-type="string">
            <text:p>tCompute</text:p>
          </table:table-cell>
          <table:table-cell office:value-type="float" office:value="263">
            <text:p>263</text:p>
          </table:table-cell>
          <table:table-cell office:value-type="string">
            <text:p>tRead</text:p>
          </table:table-cell>
          <table:table-cell office:value-type="float" office:value="343">
            <text:p>343</text:p>
          </table:table-cell>
          <table:table-cell office:value-type="string">
            <text:p>tLoopCycle</text:p>
          </table:table-cell>
          <table:table-cell office:value-type="float" office:value="280">
            <text:p>280</text:p>
          </table:table-cell>
          <table:table-cell office:value-type="string">
            <text:p>tTotal</text:p>
          </table:table-cell>
          <table:table-cell office:value-type="float" office:value="748365">
            <text:p>748365</text:p>
          </table:table-cell>
          <table:table-cell office:value-type="string">
            <text:p>tReal</text:p>
          </table:table-cell>
          <table:table-cell table:style-name="ce1" table:formula="of:=([.$P20]+[.$R20])/1000" office:value-type="float" office:value="574.639">
            <text:p>575</text:p>
          </table:table-cell>
          <table:table-cell office:value-type="string">
            <text:p>speedup</text:p>
          </table:table-cell>
          <table:table-cell table:formula="of:=['stdout original'.AB20]/[.AB20]" office:value-type="float" office:value="13.1590546412617">
            <text:p>13.159054641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03241">
            <text:p>203241</text:p>
          </table:table-cell>
          <table:table-cell office:value-type="string">
            <text:p>tLoop</text:p>
          </table:table-cell>
          <table:table-cell office:value-type="float" office:value="577243">
            <text:p>577243</text:p>
          </table:table-cell>
          <table:table-cell office:value-type="string">
            <text:p>tWrite</text:p>
          </table:table-cell>
          <table:table-cell office:value-type="float" office:value="14354">
            <text:p>14354</text:p>
          </table:table-cell>
          <table:table-cell office:value-type="string">
            <text:p>tCompute</text:p>
          </table:table-cell>
          <table:table-cell office:value-type="float" office:value="269">
            <text:p>269</text:p>
          </table:table-cell>
          <table:table-cell office:value-type="string">
            <text:p>tRead</text:p>
          </table:table-cell>
          <table:table-cell office:value-type="float" office:value="371">
            <text:p>371</text:p>
          </table:table-cell>
          <table:table-cell office:value-type="string">
            <text:p>tLoopCycle</text:p>
          </table:table-cell>
          <table:table-cell office:value-type="float" office:value="288">
            <text:p>288</text:p>
          </table:table-cell>
          <table:table-cell office:value-type="string">
            <text:p>tTotal</text:p>
          </table:table-cell>
          <table:table-cell office:value-type="float" office:value="780855">
            <text:p>780855</text:p>
          </table:table-cell>
          <table:table-cell office:value-type="string">
            <text:p>tReal</text:p>
          </table:table-cell>
          <table:table-cell table:style-name="ce1" table:formula="of:=([.$P21]+[.$R21])/1000" office:value-type="float" office:value="591.597">
            <text:p>592</text:p>
          </table:table-cell>
          <table:table-cell office:value-type="string">
            <text:p>speedup</text:p>
          </table:table-cell>
          <table:table-cell table:formula="of:=['stdout original'.AB21]/[.AB21]" office:value-type="float" office:value="14.4900261495579">
            <text:p>14.490026149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19958">
            <text:p>219958</text:p>
          </table:table-cell>
          <table:table-cell office:value-type="string">
            <text:p>tLoop</text:p>
          </table:table-cell>
          <table:table-cell office:value-type="float" office:value="588172">
            <text:p>588172</text:p>
          </table:table-cell>
          <table:table-cell office:value-type="string">
            <text:p>tWrite</text:p>
          </table:table-cell>
          <table:table-cell office:value-type="float" office:value="17850">
            <text:p>17850</text:p>
          </table:table-cell>
          <table:table-cell office:value-type="string">
            <text:p>tCompute</text:p>
          </table:table-cell>
          <table:table-cell office:value-type="float" office:value="274">
            <text:p>274</text:p>
          </table:table-cell>
          <table:table-cell office:value-type="string">
            <text:p>tRead</text:p>
          </table:table-cell>
          <table:table-cell office:value-type="float" office:value="367">
            <text:p>367</text:p>
          </table:table-cell>
          <table:table-cell office:value-type="string">
            <text:p>tLoopCycle</text:p>
          </table:table-cell>
          <table:table-cell office:value-type="float" office:value="292">
            <text:p>292</text:p>
          </table:table-cell>
          <table:table-cell office:value-type="string">
            <text:p>tTotal</text:p>
          </table:table-cell>
          <table:table-cell office:value-type="float" office:value="808497">
            <text:p>808497</text:p>
          </table:table-cell>
          <table:table-cell office:value-type="string">
            <text:p>tReal</text:p>
          </table:table-cell>
          <table:table-cell table:style-name="ce1" table:formula="of:=([.$P22]+[.$R22])/1000" office:value-type="float" office:value="606.022">
            <text:p>606</text:p>
          </table:table-cell>
          <table:table-cell office:value-type="string">
            <text:p>speedup</text:p>
          </table:table-cell>
          <table:table-cell table:formula="of:=['stdout original'.AB22]/[.AB22]" office:value-type="float" office:value="15.739991287445">
            <text:p>15.739991287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37093">
            <text:p>237093</text:p>
          </table:table-cell>
          <table:table-cell office:value-type="string">
            <text:p>tLoop</text:p>
          </table:table-cell>
          <table:table-cell office:value-type="float" office:value="777900">
            <text:p>777900</text:p>
          </table:table-cell>
          <table:table-cell office:value-type="string">
            <text:p>tWrite</text:p>
          </table:table-cell>
          <table:table-cell office:value-type="float" office:value="21560">
            <text:p>21560</text:p>
          </table:table-cell>
          <table:table-cell office:value-type="string">
            <text:p>tCompute</text:p>
          </table:table-cell>
          <table:table-cell office:value-type="float" office:value="367">
            <text:p>367</text:p>
          </table:table-cell>
          <table:table-cell office:value-type="string">
            <text:p>tRead</text:p>
          </table:table-cell>
          <table:table-cell office:value-type="float" office:value="458">
            <text:p>458</text:p>
          </table:table-cell>
          <table:table-cell office:value-type="string">
            <text:p>tLoopCycle</text:p>
          </table:table-cell>
          <table:table-cell office:value-type="float" office:value="386">
            <text:p>386</text:p>
          </table:table-cell>
          <table:table-cell office:value-type="string">
            <text:p>tTotal</text:p>
          </table:table-cell>
          <table:table-cell office:value-type="float" office:value="1015451">
            <text:p>1015451</text:p>
          </table:table-cell>
          <table:table-cell office:value-type="string">
            <text:p>tReal</text:p>
          </table:table-cell>
          <table:table-cell table:style-name="ce1" table:formula="of:=([.$P23]+[.$R23])/1000" office:value-type="float" office:value="799.46">
            <text:p>799</text:p>
          </table:table-cell>
          <table:table-cell office:value-type="string">
            <text:p>speedup</text:p>
          </table:table-cell>
          <table:table-cell table:formula="of:=['stdout original'.AB23]/[.AB23]" office:value-type="float" office:value="12.8949153178395">
            <text:p>12.894915317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62145">
            <text:p>262145</text:p>
          </table:table-cell>
          <table:table-cell office:value-type="string">
            <text:p>tLoop</text:p>
          </table:table-cell>
          <table:table-cell office:value-type="float" office:value="806844">
            <text:p>806844</text:p>
          </table:table-cell>
          <table:table-cell office:value-type="string">
            <text:p>tWrite</text:p>
          </table:table-cell>
          <table:table-cell office:value-type="float" office:value="25649">
            <text:p>25649</text:p>
          </table:table-cell>
          <table:table-cell office:value-type="string">
            <text:p>tCompute</text:p>
          </table:table-cell>
          <table:table-cell office:value-type="float" office:value="379">
            <text:p>379</text:p>
          </table:table-cell>
          <table:table-cell office:value-type="string">
            <text:p>tRead</text:p>
          </table:table-cell>
          <table:table-cell office:value-type="float" office:value="501">
            <text:p>501</text:p>
          </table:table-cell>
          <table:table-cell office:value-type="string">
            <text:p>tLoopCycle</text:p>
          </table:table-cell>
          <table:table-cell office:value-type="float" office:value="400">
            <text:p>400</text:p>
          </table:table-cell>
          <table:table-cell office:value-type="string">
            <text:p>tTotal</text:p>
          </table:table-cell>
          <table:table-cell office:value-type="float" office:value="1069490">
            <text:p>1069490</text:p>
          </table:table-cell>
          <table:table-cell office:value-type="string">
            <text:p>tReal</text:p>
          </table:table-cell>
          <table:table-cell table:style-name="ce1" table:formula="of:=([.$P24]+[.$R24])/1000" office:value-type="float" office:value="832.493">
            <text:p>832</text:p>
          </table:table-cell>
          <table:table-cell office:value-type="string">
            <text:p>speedup</text:p>
          </table:table-cell>
          <table:table-cell table:formula="of:=['stdout original'.AB24]/[.AB24]" office:value-type="float" office:value="14.4354511088982">
            <text:p>14.435451108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71772">
            <text:p>271772</text:p>
          </table:table-cell>
          <table:table-cell office:value-type="string">
            <text:p>tLoop</text:p>
          </table:table-cell>
          <table:table-cell office:value-type="float" office:value="827152">
            <text:p>827152</text:p>
          </table:table-cell>
          <table:table-cell office:value-type="string">
            <text:p>tWrite</text:p>
          </table:table-cell>
          <table:table-cell office:value-type="float" office:value="30020">
            <text:p>30020</text:p>
          </table:table-cell>
          <table:table-cell office:value-type="string">
            <text:p>tCompute</text:p>
          </table:table-cell>
          <table:table-cell office:value-type="float" office:value="391">
            <text:p>391</text:p>
          </table:table-cell>
          <table:table-cell office:value-type="string">
            <text:p>tRead</text:p>
          </table:table-cell>
          <table:table-cell office:value-type="float" office:value="652">
            <text:p>652</text:p>
          </table:table-cell>
          <table:table-cell office:value-type="string">
            <text:p>tLoopCycle</text:p>
          </table:table-cell>
          <table:table-cell office:value-type="float" office:value="412">
            <text:p>412</text:p>
          </table:table-cell>
          <table:table-cell office:value-type="string">
            <text:p>tTotal</text:p>
          </table:table-cell>
          <table:table-cell office:value-type="float" office:value="1099576">
            <text:p>1099576</text:p>
          </table:table-cell>
          <table:table-cell office:value-type="string">
            <text:p>tReal</text:p>
          </table:table-cell>
          <table:table-cell table:style-name="ce1" table:formula="of:=([.$P25]+[.$R25])/1000" office:value-type="float" office:value="857.172">
            <text:p>857</text:p>
          </table:table-cell>
          <table:table-cell office:value-type="string">
            <text:p>speedup</text:p>
          </table:table-cell>
          <table:table-cell table:formula="of:=['stdout original'.AB25]/[.AB25]" office:value-type="float" office:value="19.2528512363913">
            <text:p>19.252851236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297834">
            <text:p>297834</text:p>
          </table:table-cell>
          <table:table-cell office:value-type="string">
            <text:p>tLoop</text:p>
          </table:table-cell>
          <table:table-cell office:value-type="float" office:value="846068">
            <text:p>846068</text:p>
          </table:table-cell>
          <table:table-cell office:value-type="string">
            <text:p>tWrite</text:p>
          </table:table-cell>
          <table:table-cell office:value-type="float" office:value="34678">
            <text:p>34678</text:p>
          </table:table-cell>
          <table:table-cell office:value-type="string">
            <text:p>tCompute</text:p>
          </table:table-cell>
          <table:table-cell office:value-type="float" office:value="401">
            <text:p>401</text:p>
          </table:table-cell>
          <table:table-cell office:value-type="string">
            <text:p>tRead</text:p>
          </table:table-cell>
          <table:table-cell office:value-type="float" office:value="599">
            <text:p>599</text:p>
          </table:table-cell>
          <table:table-cell office:value-type="string">
            <text:p>tLoopCycle</text:p>
          </table:table-cell>
          <table:table-cell office:value-type="float" office:value="423">
            <text:p>423</text:p>
          </table:table-cell>
          <table:table-cell office:value-type="string">
            <text:p>tTotal</text:p>
          </table:table-cell>
          <table:table-cell office:value-type="float" office:value="1144501">
            <text:p>1144501</text:p>
          </table:table-cell>
          <table:table-cell office:value-type="string">
            <text:p>tReal</text:p>
          </table:table-cell>
          <table:table-cell table:style-name="ce1" table:formula="of:=([.$P26]+[.$R26])/1000" office:value-type="float" office:value="880.746">
            <text:p>881</text:p>
          </table:table-cell>
          <table:table-cell office:value-type="string">
            <text:p>speedup</text:p>
          </table:table-cell>
          <table:table-cell table:formula="of:=['stdout original'.AB26]/[.AB26]" office:value-type="float" office:value="20.3893619726913">
            <text:p>20.389361972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09076">
            <text:p>309076</text:p>
          </table:table-cell>
          <table:table-cell office:value-type="string">
            <text:p>tLoop</text:p>
          </table:table-cell>
          <table:table-cell office:value-type="float" office:value="856267">
            <text:p>856267</text:p>
          </table:table-cell>
          <table:table-cell office:value-type="string">
            <text:p>tWrite</text:p>
          </table:table-cell>
          <table:table-cell office:value-type="float" office:value="39537">
            <text:p>39537</text:p>
          </table:table-cell>
          <table:table-cell office:value-type="string">
            <text:p>tCompute</text:p>
          </table:table-cell>
          <table:table-cell office:value-type="float" office:value="406">
            <text:p>406</text:p>
          </table:table-cell>
          <table:table-cell office:value-type="string">
            <text:p>tRead</text:p>
          </table:table-cell>
          <table:table-cell office:value-type="float" office:value="684">
            <text:p>684</text:p>
          </table:table-cell>
          <table:table-cell office:value-type="string">
            <text:p>tLoopCycle</text:p>
          </table:table-cell>
          <table:table-cell office:value-type="float" office:value="428">
            <text:p>428</text:p>
          </table:table-cell>
          <table:table-cell office:value-type="string">
            <text:p>tTotal</text:p>
          </table:table-cell>
          <table:table-cell office:value-type="float" office:value="1166027">
            <text:p>1166027</text:p>
          </table:table-cell>
          <table:table-cell office:value-type="string">
            <text:p>tReal</text:p>
          </table:table-cell>
          <table:table-cell table:style-name="ce1" table:formula="of:=([.$P27]+[.$R27])/1000" office:value-type="float" office:value="895.804">
            <text:p>896</text:p>
          </table:table-cell>
          <table:table-cell office:value-type="string">
            <text:p>speedup</text:p>
          </table:table-cell>
          <table:table-cell table:formula="of:=['stdout original'.AB27]/[.AB27]" office:value-type="float" office:value="21.7313240396337">
            <text:p>21.731324039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328999">
            <text:p>328999</text:p>
          </table:table-cell>
          <table:table-cell office:value-type="string">
            <text:p>tLoop</text:p>
          </table:table-cell>
          <table:table-cell office:value-type="float" office:value="1071120">
            <text:p>1071120</text:p>
          </table:table-cell>
          <table:table-cell office:value-type="string">
            <text:p>tWrite</text:p>
          </table:table-cell>
          <table:table-cell office:value-type="float" office:value="44907">
            <text:p>44907</text:p>
          </table:table-cell>
          <table:table-cell office:value-type="string">
            <text:p>tCompute</text:p>
          </table:table-cell>
          <table:table-cell office:value-type="float" office:value="508">
            <text:p>508</text:p>
          </table:table-cell>
          <table:table-cell office:value-type="string">
            <text:p>tRead</text:p>
          </table:table-cell>
          <table:table-cell office:value-type="float" office:value="645">
            <text:p>645</text:p>
          </table:table-cell>
          <table:table-cell office:value-type="string">
            <text:p>tLoopCycle</text:p>
          </table:table-cell>
          <table:table-cell office:value-type="float" office:value="532">
            <text:p>532</text:p>
          </table:table-cell>
          <table:table-cell office:value-type="string">
            <text:p>tTotal</text:p>
          </table:table-cell>
          <table:table-cell office:value-type="float" office:value="1400764">
            <text:p>1400764</text:p>
          </table:table-cell>
          <table:table-cell office:value-type="string">
            <text:p>tReal</text:p>
          </table:table-cell>
          <table:table-cell table:style-name="ce1" table:formula="of:=([.$P28]+[.$R28])/1000" office:value-type="float" office:value="1116.027">
            <text:p>1116</text:p>
          </table:table-cell>
          <table:table-cell office:value-type="string">
            <text:p>speedup</text:p>
          </table:table-cell>
          <table:table-cell table:formula="of:=['stdout original'.AB28]/[.AB28]" office:value-type="float" office:value="18.868843674929">
            <text:p>18.868843674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504085">
            <text:p>504085</text:p>
          </table:table-cell>
          <table:table-cell office:value-type="string">
            <text:p>tLoop</text:p>
          </table:table-cell>
          <table:table-cell office:value-type="float" office:value="1126459">
            <text:p>1126459</text:p>
          </table:table-cell>
          <table:table-cell office:value-type="string">
            <text:p>tWrite</text:p>
          </table:table-cell>
          <table:table-cell office:value-type="float" office:value="50467">
            <text:p>50467</text:p>
          </table:table-cell>
          <table:table-cell office:value-type="string">
            <text:p>tCompute</text:p>
          </table:table-cell>
          <table:table-cell office:value-type="float" office:value="513">
            <text:p>513</text:p>
          </table:table-cell>
          <table:table-cell office:value-type="string">
            <text:p>tRead</text:p>
          </table:table-cell>
          <table:table-cell office:value-type="float" office:value="793">
            <text:p>793</text:p>
          </table:table-cell>
          <table:table-cell office:value-type="string">
            <text:p>tLoopCycle</text:p>
          </table:table-cell>
          <table:table-cell office:value-type="float" office:value="538">
            <text:p>538</text:p>
          </table:table-cell>
          <table:table-cell office:value-type="string">
            <text:p>tTotal</text:p>
          </table:table-cell>
          <table:table-cell office:value-type="float" office:value="1631337">
            <text:p>1631337</text:p>
          </table:table-cell>
          <table:table-cell office:value-type="string">
            <text:p>tReal</text:p>
          </table:table-cell>
          <table:table-cell table:style-name="ce1" table:formula="of:=([.$P29]+[.$R29])/1000" office:value-type="float" office:value="1176.926">
            <text:p>1177</text:p>
          </table:table-cell>
          <table:table-cell office:value-type="string">
            <text:p>speedup</text:p>
          </table:table-cell>
          <table:table-cell table:formula="of:=['stdout original'.AB29]/[.AB29]" office:value-type="float" office:value="19.3036384615515">
            <text:p>19.303638461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939401">
            <text:p>939401</text:p>
          </table:table-cell>
          <table:table-cell office:value-type="string">
            <text:p>tLoop</text:p>
          </table:table-cell>
          <table:table-cell office:value-type="float" office:value="1108095">
            <text:p>1108095</text:p>
          </table:table-cell>
          <table:table-cell office:value-type="string">
            <text:p>tWrite</text:p>
          </table:table-cell>
          <table:table-cell office:value-type="float" office:value="56446">
            <text:p>56446</text:p>
          </table:table-cell>
          <table:table-cell office:value-type="string">
            <text:p>tCompute</text:p>
          </table:table-cell>
          <table:table-cell office:value-type="float" office:value="528">
            <text:p>528</text:p>
          </table:table-cell>
          <table:table-cell office:value-type="string">
            <text:p>tRead</text:p>
          </table:table-cell>
          <table:table-cell office:value-type="float" office:value="700">
            <text:p>700</text:p>
          </table:table-cell>
          <table:table-cell office:value-type="string">
            <text:p>tLoopCycle</text:p>
          </table:table-cell>
          <table:table-cell office:value-type="float" office:value="554">
            <text:p>554</text:p>
          </table:table-cell>
          <table:table-cell office:value-type="string">
            <text:p>tTotal</text:p>
          </table:table-cell>
          <table:table-cell office:value-type="float" office:value="2048196">
            <text:p>2048196</text:p>
          </table:table-cell>
          <table:table-cell office:value-type="string">
            <text:p>tReal</text:p>
          </table:table-cell>
          <table:table-cell table:style-name="ce1" table:formula="of:=([.$P30]+[.$R30])/1000" office:value-type="float" office:value="1164.541">
            <text:p>1165</text:p>
          </table:table-cell>
          <table:table-cell office:value-type="string">
            <text:p>speedup</text:p>
          </table:table-cell>
          <table:table-cell table:formula="of:=['stdout original'.AB30]/[.AB30]" office:value-type="float" office:value="21.3851139633555">
            <text:p>21.385113963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29569">
            <text:p>129569</text:p>
          </table:table-cell>
          <table:table-cell office:value-type="string">
            <text:p>tLoop</text:p>
          </table:table-cell>
          <table:table-cell office:value-type="float" office:value="1047402">
            <text:p>1047402</text:p>
          </table:table-cell>
          <table:table-cell office:value-type="string">
            <text:p>tWrite</text:p>
          </table:table-cell>
          <table:table-cell office:value-type="float" office:value="7933">
            <text:p>7933</text:p>
          </table:table-cell>
          <table:table-cell office:value-type="string">
            <text:p>tCompute</text:p>
          </table:table-cell>
          <table:table-cell office:value-type="float" office:value="504">
            <text:p>504</text:p>
          </table:table-cell>
          <table:table-cell office:value-type="string">
            <text:p>tRead</text:p>
          </table:table-cell>
          <table:table-cell office:value-type="float" office:value="681">
            <text:p>681</text:p>
          </table:table-cell>
          <table:table-cell office:value-type="string">
            <text:p>tLoopCycle</text:p>
          </table:table-cell>
          <table:table-cell office:value-type="float" office:value="522">
            <text:p>522</text:p>
          </table:table-cell>
          <table:table-cell office:value-type="string">
            <text:p>tTotal</text:p>
          </table:table-cell>
          <table:table-cell office:value-type="float" office:value="1177652">
            <text:p>1177652</text:p>
          </table:table-cell>
          <table:table-cell office:value-type="string">
            <text:p>tReal</text:p>
          </table:table-cell>
          <table:table-cell table:style-name="ce1" table:formula="of:=([.$P31]+[.$R31])/1000" office:value-type="float" office:value="1055.335">
            <text:p>1055</text:p>
          </table:table-cell>
          <table:table-cell office:value-type="string">
            <text:p>speedup</text:p>
          </table:table-cell>
          <table:table-cell table:formula="of:=['stdout original'.AB31]/[.AB31]" office:value-type="float" office:value="19.9400389449796">
            <text:p>19.9400389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49619">
            <text:p>149619</text:p>
          </table:table-cell>
          <table:table-cell office:value-type="string">
            <text:p>tLoop</text:p>
          </table:table-cell>
          <table:table-cell office:value-type="float" office:value="1240728">
            <text:p>1240728</text:p>
          </table:table-cell>
          <table:table-cell office:value-type="string">
            <text:p>tWrite</text:p>
          </table:table-cell>
          <table:table-cell office:value-type="float" office:value="12950">
            <text:p>12950</text:p>
          </table:table-cell>
          <table:table-cell office:value-type="string">
            <text:p>tCompute</text:p>
          </table:table-cell>
          <table:table-cell office:value-type="float" office:value="600">
            <text:p>600</text:p>
          </table:table-cell>
          <table:table-cell office:value-type="string">
            <text:p>tRead</text:p>
          </table:table-cell>
          <table:table-cell office:value-type="float" office:value="753">
            <text:p>753</text:p>
          </table:table-cell>
          <table:table-cell office:value-type="string">
            <text:p>tLoopCycle</text:p>
          </table:table-cell>
          <table:table-cell office:value-type="float" office:value="616">
            <text:p>616</text:p>
          </table:table-cell>
          <table:table-cell office:value-type="string">
            <text:p>tTotal</text:p>
          </table:table-cell>
          <table:table-cell office:value-type="float" office:value="1391100">
            <text:p>1391100</text:p>
          </table:table-cell>
          <table:table-cell office:value-type="string">
            <text:p>tReal</text:p>
          </table:table-cell>
          <table:table-cell table:style-name="ce1" table:formula="of:=([.$P32]+[.$R32])/1000" office:value-type="float" office:value="1253.678">
            <text:p>1254</text:p>
          </table:table-cell>
          <table:table-cell office:value-type="string">
            <text:p>speedup</text:p>
          </table:table-cell>
          <table:table-cell table:formula="of:=['stdout original'.AB32]/[.AB32]" office:value-type="float" office:value="18.8194137569615">
            <text:p>18.81941375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style-name="Default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s</text:p>
          </table:table-cell>
          <table:table-cell office:value-type="string">
            <text:p>tInit</text:p>
          </table:table-cell>
          <table:table-cell table:style-name="Default" office:value-type="float" office:value="171031">
            <text:p>171031</text:p>
          </table:table-cell>
          <table:table-cell office:value-type="string">
            <text:p>tLoop</text:p>
          </table:table-cell>
          <table:table-cell office:value-type="float" office:value="1253359">
            <text:p>1253359</text:p>
          </table:table-cell>
          <table:table-cell office:value-type="string">
            <text:p>tWrite</text:p>
          </table:table-cell>
          <table:table-cell office:value-type="float" office:value="18123">
            <text:p>18123</text:p>
          </table:table-cell>
          <table:table-cell office:value-type="string">
            <text:p>tCompute</text:p>
          </table:table-cell>
          <table:table-cell office:value-type="float" office:value="606">
            <text:p>606</text:p>
          </table:table-cell>
          <table:table-cell office:value-type="string">
            <text:p>tRead</text:p>
          </table:table-cell>
          <table:table-cell office:value-type="float" office:value="821">
            <text:p>821</text:p>
          </table:table-cell>
          <table:table-cell office:value-type="string">
            <text:p>tLoopCycle</text:p>
          </table:table-cell>
          <table:table-cell office:value-type="float" office:value="624">
            <text:p>624</text:p>
          </table:table-cell>
          <table:table-cell office:value-type="string">
            <text:p>tTotal</text:p>
          </table:table-cell>
          <table:table-cell office:value-type="float" office:value="1425211">
            <text:p>1425211</text:p>
          </table:table-cell>
          <table:table-cell office:value-type="string">
            <text:p>tReal</text:p>
          </table:table-cell>
          <table:table-cell table:style-name="ce1" table:formula="of:=([.$P33]+[.$R33])/1000" office:value-type="float" office:value="1271.482">
            <text:p>1271</text:p>
          </table:table-cell>
          <table:table-cell office:value-type="string">
            <text:p>speedup</text:p>
          </table:table-cell>
          <table:table-cell table:formula="of:=['stdout original'.AB33]/[.AB33]" office:value-type="float" office:value="18.4029368878207">
            <text:p>18.4029368878</text:p>
          </table:table-cell>
        </table:table-row>
        <table:table-row table:style-name="ro2" table:number-rows-repeated="79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2" table:number-rows-repeated="1048463">
          <table:table-cell table:number-columns-repeated="30"/>
        </table:table-row>
        <table:table-row table:style-name="ro2">
          <table:table-cell table:number-columns-repeated="30"/>
        </table:table-row>
      </table:table>
      <table:table table:name="stdout blocksize 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3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4</text:p>
          </table:table-cell>
          <table:table-cell/>
          <table:table-cell office:value-type="string">
            <text:p>block size 4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719780">
            <text:p>719780</text:p>
          </table:table-cell>
          <table:table-cell office:value-type="string">
            <text:p>tLoop</text:p>
          </table:table-cell>
          <table:table-cell office:value-type="float" office:value="426865">
            <text:p>426865</text:p>
          </table:table-cell>
          <table:table-cell office:value-type="string">
            <text:p>tWrite</text:p>
          </table:table-cell>
          <table:table-cell office:value-type="float" office:value="516">
            <text:p>516</text:p>
          </table:table-cell>
          <table:table-cell office:value-type="string">
            <text:p>tCompute</text:p>
          </table:table-cell>
          <table:table-cell office:value-type="float" office:value="195">
            <text:p>195</text:p>
          </table:table-cell>
          <table:table-cell office:value-type="string">
            <text:p>tRead</text:p>
          </table:table-cell>
          <table:table-cell office:value-type="float" office:value="69">
            <text:p>69</text:p>
          </table:table-cell>
          <table:table-cell office:value-type="string">
            <text:p>tLoopCycle</text:p>
          </table:table-cell>
          <table:table-cell office:value-type="float" office:value="211">
            <text:p>211</text:p>
          </table:table-cell>
          <table:table-cell office:value-type="string">
            <text:p>tTotal</text:p>
          </table:table-cell>
          <table:table-cell office:value-type="float" office:value="1146714">
            <text:p>1146714</text:p>
          </table:table-cell>
          <table:table-cell office:value-type="string">
            <text:p>tReal</text:p>
          </table:table-cell>
          <table:table-cell table:formula="of:=([.$P2]+[.$R2])/1000" office:value-type="float" office:value="427.381">
            <text:p>427</text:p>
          </table:table-cell>
          <table:table-cell office:value-type="string">
            <text:p>speedup</text:p>
          </table:table-cell>
          <table:table-cell table:formula="of:=['stdout original'.AB3]/[.AB2]" office:value-type="float" office:value="0.20390003299164">
            <text:p>0.20390003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21784">
            <text:p>121784</text:p>
          </table:table-cell>
          <table:table-cell office:value-type="string">
            <text:p>tLoop</text:p>
          </table:table-cell>
          <table:table-cell office:value-type="float" office:value="421621">
            <text:p>421621</text:p>
          </table:table-cell>
          <table:table-cell office:value-type="string">
            <text:p>tWrite</text:p>
          </table:table-cell>
          <table:table-cell office:value-type="float" office:value="1313">
            <text:p>1313</text:p>
          </table:table-cell>
          <table:table-cell office:value-type="string">
            <text:p>tCompute</text:p>
          </table:table-cell>
          <table:table-cell office:value-type="float" office:value="192">
            <text:p>192</text:p>
          </table:table-cell>
          <table:table-cell office:value-type="string">
            <text:p>tRead</text:p>
          </table:table-cell>
          <table:table-cell office:value-type="float" office:value="82">
            <text:p>82</text:p>
          </table:table-cell>
          <table:table-cell office:value-type="string">
            <text:p>tLoopCycle</text:p>
          </table:table-cell>
          <table:table-cell office:value-type="float" office:value="209">
            <text:p>209</text:p>
          </table:table-cell>
          <table:table-cell office:value-type="string">
            <text:p>tTotal</text:p>
          </table:table-cell>
          <table:table-cell office:value-type="float" office:value="543487">
            <text:p>543487</text:p>
          </table:table-cell>
          <table:table-cell office:value-type="string">
            <text:p>tReal</text:p>
          </table:table-cell>
          <table:table-cell table:formula="of:=([.$P3]+[.$R3])/1000" office:value-type="float" office:value="422.934">
            <text:p>423</text:p>
          </table:table-cell>
          <table:table-cell office:value-type="string">
            <text:p>speedup</text:p>
          </table:table-cell>
          <table:table-cell table:formula="of:=['stdout original'.AB5]/[.AB3]" office:value-type="float" office:value="0.951630750897303">
            <text:p>0.951630750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42280">
            <text:p>142280</text:p>
          </table:table-cell>
          <table:table-cell office:value-type="string">
            <text:p>tLoop</text:p>
          </table:table-cell>
          <table:table-cell office:value-type="float" office:value="415387">
            <text:p>415387</text:p>
          </table:table-cell>
          <table:table-cell office:value-type="string">
            <text:p>tWrite</text:p>
          </table:table-cell>
          <table:table-cell office:value-type="float" office:value="2202">
            <text:p>2202</text:p>
          </table:table-cell>
          <table:table-cell office:value-type="string">
            <text:p>tCompute</text:p>
          </table:table-cell>
          <table:table-cell office:value-type="float" office:value="187">
            <text:p>187</text:p>
          </table:table-cell>
          <table:table-cell office:value-type="string">
            <text:p>tRead</text:p>
          </table:table-cell>
          <table:table-cell office:value-type="float" office:value="102">
            <text:p>102</text:p>
          </table:table-cell>
          <table:table-cell office:value-type="string">
            <text:p>tLoopCycle</text:p>
          </table:table-cell>
          <table:table-cell office:value-type="float" office:value="204">
            <text:p>204</text:p>
          </table:table-cell>
          <table:table-cell office:value-type="string">
            <text:p>tTotal</text:p>
          </table:table-cell>
          <table:table-cell office:value-type="float" office:value="557769">
            <text:p>557769</text:p>
          </table:table-cell>
          <table:table-cell office:value-type="string">
            <text:p>tReal</text:p>
          </table:table-cell>
          <table:table-cell table:formula="of:=([.$P4]+[.$R4])/1000" office:value-type="float" office:value="417.589">
            <text:p>418</text:p>
          </table:table-cell>
          <table:table-cell office:value-type="string">
            <text:p>speedup</text:p>
          </table:table-cell>
          <table:table-cell table:formula="of:=['stdout original'.AB7]/[.AB4]" office:value-type="float" office:value="2.26356058229503">
            <text:p>2.263560582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63299">
            <text:p>163299</text:p>
          </table:table-cell>
          <table:table-cell office:value-type="string">
            <text:p>tLoop</text:p>
          </table:table-cell>
          <table:table-cell office:value-type="float" office:value="412594">
            <text:p>412594</text:p>
          </table:table-cell>
          <table:table-cell office:value-type="string">
            <text:p>tWrite</text:p>
          </table:table-cell>
          <table:table-cell office:value-type="float" office:value="3564">
            <text:p>3564</text:p>
          </table:table-cell>
          <table:table-cell office:value-type="string">
            <text:p>tCompute</text:p>
          </table:table-cell>
          <table:table-cell office:value-type="float" office:value="189">
            <text:p>189</text:p>
          </table:table-cell>
          <table:table-cell office:value-type="string">
            <text:p>tRead</text:p>
          </table:table-cell>
          <table:table-cell office:value-type="float" office:value="112">
            <text:p>112</text:p>
          </table:table-cell>
          <table:table-cell office:value-type="string">
            <text:p>tLoopCycle</text:p>
          </table:table-cell>
          <table:table-cell office:value-type="float" office:value="204">
            <text:p>204</text:p>
          </table:table-cell>
          <table:table-cell office:value-type="string">
            <text:p>tTotal</text:p>
          </table:table-cell>
          <table:table-cell office:value-type="float" office:value="576005">
            <text:p>576005</text:p>
          </table:table-cell>
          <table:table-cell office:value-type="string">
            <text:p>tReal</text:p>
          </table:table-cell>
          <table:table-cell table:formula="of:=([.$P5]+[.$R5])/1000" office:value-type="float" office:value="416.158">
            <text:p>416</text:p>
          </table:table-cell>
          <table:table-cell office:value-type="string">
            <text:p>speedup</text:p>
          </table:table-cell>
          <table:table-cell table:formula="of:=['stdout original'.AB9]/[.AB5]" office:value-type="float" office:value="4.16163091902595">
            <text:p>4.16163091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88176">
            <text:p>188176</text:p>
          </table:table-cell>
          <table:table-cell office:value-type="string">
            <text:p>tLoop</text:p>
          </table:table-cell>
          <table:table-cell office:value-type="float" office:value="416786">
            <text:p>416786</text:p>
          </table:table-cell>
          <table:table-cell office:value-type="string">
            <text:p>tWrite</text:p>
          </table:table-cell>
          <table:table-cell office:value-type="float" office:value="5087">
            <text:p>5087</text:p>
          </table:table-cell>
          <table:table-cell office:value-type="string">
            <text:p>tCompute</text:p>
          </table:table-cell>
          <table:table-cell office:value-type="float" office:value="189">
            <text:p>189</text:p>
          </table:table-cell>
          <table:table-cell office:value-type="string">
            <text:p>tRead</text:p>
          </table:table-cell>
          <table:table-cell office:value-type="float" office:value="212">
            <text:p>212</text:p>
          </table:table-cell>
          <table:table-cell office:value-type="string">
            <text:p>tLoopCycle</text:p>
          </table:table-cell>
          <table:table-cell office:value-type="float" office:value="207">
            <text:p>207</text:p>
          </table:table-cell>
          <table:table-cell office:value-type="string">
            <text:p>tTotal</text:p>
          </table:table-cell>
          <table:table-cell office:value-type="float" office:value="605174">
            <text:p>605174</text:p>
          </table:table-cell>
          <table:table-cell office:value-type="string">
            <text:p>tReal</text:p>
          </table:table-cell>
          <table:table-cell table:formula="of:=([.$P6]+[.$R6])/1000" office:value-type="float" office:value="421.873">
            <text:p>422</text:p>
          </table:table-cell>
          <table:table-cell office:value-type="string">
            <text:p>speedup</text:p>
          </table:table-cell>
          <table:table-cell table:formula="of:=['stdout original'.AB11]/[.AB6]" office:value-type="float" office:value="6.51224657657636">
            <text:p>6.5122465766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09946">
            <text:p>209946</text:p>
          </table:table-cell>
          <table:table-cell office:value-type="string">
            <text:p>tLoop</text:p>
          </table:table-cell>
          <table:table-cell office:value-type="float" office:value="422975">
            <text:p>422975</text:p>
          </table:table-cell>
          <table:table-cell office:value-type="string">
            <text:p>tWrite</text:p>
          </table:table-cell>
          <table:table-cell office:value-type="float" office:value="6957">
            <text:p>6957</text:p>
          </table:table-cell>
          <table:table-cell office:value-type="string">
            <text:p>tCompute</text:p>
          </table:table-cell>
          <table:table-cell office:value-type="float" office:value="193">
            <text:p>193</text:p>
          </table:table-cell>
          <table:table-cell office:value-type="string">
            <text:p>tRead</text:p>
          </table:table-cell>
          <table:table-cell office:value-type="float" office:value="303">
            <text:p>303</text:p>
          </table:table-cell>
          <table:table-cell office:value-type="string">
            <text:p>tLoopCycle</text:p>
          </table:table-cell>
          <table:table-cell office:value-type="float" office:value="210">
            <text:p>210</text:p>
          </table:table-cell>
          <table:table-cell office:value-type="string">
            <text:p>tTotal</text:p>
          </table:table-cell>
          <table:table-cell office:value-type="float" office:value="633224">
            <text:p>633224</text:p>
          </table:table-cell>
          <table:table-cell office:value-type="string">
            <text:p>tReal</text:p>
          </table:table-cell>
          <table:table-cell table:formula="of:=([.$P7]+[.$R7])/1000" office:value-type="float" office:value="429.932">
            <text:p>430</text:p>
          </table:table-cell>
          <table:table-cell office:value-type="string">
            <text:p>speedup</text:p>
          </table:table-cell>
          <table:table-cell table:formula="of:=['stdout original'.AB13]/[.AB7]" office:value-type="float" office:value="9.33261771629002">
            <text:p>9.332617716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29343">
            <text:p>229343</text:p>
          </table:table-cell>
          <table:table-cell office:value-type="string">
            <text:p>tLoop</text:p>
          </table:table-cell>
          <table:table-cell office:value-type="float" office:value="428553">
            <text:p>428553</text:p>
          </table:table-cell>
          <table:table-cell office:value-type="string">
            <text:p>tWrite</text:p>
          </table:table-cell>
          <table:table-cell office:value-type="float" office:value="9130">
            <text:p>9130</text:p>
          </table:table-cell>
          <table:table-cell office:value-type="string">
            <text:p>tCompute</text:p>
          </table:table-cell>
          <table:table-cell office:value-type="float" office:value="193">
            <text:p>193</text:p>
          </table:table-cell>
          <table:table-cell office:value-type="string">
            <text:p>tRead</text:p>
          </table:table-cell>
          <table:table-cell office:value-type="float" office:value="385">
            <text:p>385</text:p>
          </table:table-cell>
          <table:table-cell office:value-type="string">
            <text:p>tLoopCycle</text:p>
          </table:table-cell>
          <table:table-cell office:value-type="float" office:value="211">
            <text:p>211</text:p>
          </table:table-cell>
          <table:table-cell office:value-type="string">
            <text:p>tTotal</text:p>
          </table:table-cell>
          <table:table-cell office:value-type="float" office:value="658281">
            <text:p>658281</text:p>
          </table:table-cell>
          <table:table-cell office:value-type="string">
            <text:p>tReal</text:p>
          </table:table-cell>
          <table:table-cell table:formula="of:=([.$P8]+[.$R8])/1000" office:value-type="float" office:value="437.683">
            <text:p>438</text:p>
          </table:table-cell>
          <table:table-cell office:value-type="string">
            <text:p>speedup</text:p>
          </table:table-cell>
          <table:table-cell table:formula="of:=['stdout original'.AB15]/[.AB8]" office:value-type="float" office:value="12.575834565199">
            <text:p>12.5758345652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47903">
            <text:p>247903</text:p>
          </table:table-cell>
          <table:table-cell office:value-type="string">
            <text:p>tLoop</text:p>
          </table:table-cell>
          <table:table-cell office:value-type="float" office:value="443450">
            <text:p>443450</text:p>
          </table:table-cell>
          <table:table-cell office:value-type="string">
            <text:p>tWrite</text:p>
          </table:table-cell>
          <table:table-cell office:value-type="float" office:value="11620">
            <text:p>11620</text:p>
          </table:table-cell>
          <table:table-cell office:value-type="string">
            <text:p>tCompute</text:p>
          </table:table-cell>
          <table:table-cell office:value-type="float" office:value="200">
            <text:p>200</text:p>
          </table:table-cell>
          <table:table-cell office:value-type="string">
            <text:p>tRead</text:p>
          </table:table-cell>
          <table:table-cell office:value-type="float" office:value="430">
            <text:p>430</text:p>
          </table:table-cell>
          <table:table-cell office:value-type="string">
            <text:p>tLoopCycle</text:p>
          </table:table-cell>
          <table:table-cell office:value-type="float" office:value="221">
            <text:p>221</text:p>
          </table:table-cell>
          <table:table-cell office:value-type="string">
            <text:p>tTotal</text:p>
          </table:table-cell>
          <table:table-cell office:value-type="float" office:value="691783">
            <text:p>691783</text:p>
          </table:table-cell>
          <table:table-cell office:value-type="string">
            <text:p>tReal</text:p>
          </table:table-cell>
          <table:table-cell table:formula="of:=([.$P9]+[.$R9])/1000" office:value-type="float" office:value="455.07">
            <text:p>455</text:p>
          </table:table-cell>
          <table:table-cell office:value-type="string">
            <text:p>speedup</text:p>
          </table:table-cell>
          <table:table-cell table:formula="of:=['stdout original'.AB17]/[.AB9]" office:value-type="float" office:value="15.8862021227503">
            <text:p>15.886202122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6">
            <text:p>3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66644">
            <text:p>266644</text:p>
          </table:table-cell>
          <table:table-cell office:value-type="string">
            <text:p>tLoop</text:p>
          </table:table-cell>
          <table:table-cell office:value-type="float" office:value="452344">
            <text:p>452344</text:p>
          </table:table-cell>
          <table:table-cell office:value-type="string">
            <text:p>tWrite</text:p>
          </table:table-cell>
          <table:table-cell office:value-type="float" office:value="14418">
            <text:p>14418</text:p>
          </table:table-cell>
          <table:table-cell office:value-type="string">
            <text:p>tCompute</text:p>
          </table:table-cell>
          <table:table-cell office:value-type="float" office:value="203">
            <text:p>203</text:p>
          </table:table-cell>
          <table:table-cell office:value-type="string">
            <text:p>tRead</text:p>
          </table:table-cell>
          <table:table-cell office:value-type="float" office:value="494">
            <text:p>494</text:p>
          </table:table-cell>
          <table:table-cell office:value-type="string">
            <text:p>tLoopCycle</text:p>
          </table:table-cell>
          <table:table-cell office:value-type="float" office:value="223">
            <text:p>223</text:p>
          </table:table-cell>
          <table:table-cell office:value-type="string">
            <text:p>tTotal</text:p>
          </table:table-cell>
          <table:table-cell office:value-type="float" office:value="719482">
            <text:p>719482</text:p>
          </table:table-cell>
          <table:table-cell office:value-type="string">
            <text:p>tReal</text:p>
          </table:table-cell>
          <table:table-cell table:formula="of:=([.$P10]+[.$R10])/1000" office:value-type="float" office:value="466.762">
            <text:p>467</text:p>
          </table:table-cell>
          <table:table-cell office:value-type="string">
            <text:p>speedup</text:p>
          </table:table-cell>
          <table:table-cell table:formula="of:=['stdout original'.AB19]/[.AB10]" office:value-type="float" office:value="15.4080773499128">
            <text:p>15.408077349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85501">
            <text:p>285501</text:p>
          </table:table-cell>
          <table:table-cell office:value-type="string">
            <text:p>tLoop</text:p>
          </table:table-cell>
          <table:table-cell office:value-type="float" office:value="460844">
            <text:p>460844</text:p>
          </table:table-cell>
          <table:table-cell office:value-type="string">
            <text:p>tWrite</text:p>
          </table:table-cell>
          <table:table-cell office:value-type="float" office:value="17635">
            <text:p>17635</text:p>
          </table:table-cell>
          <table:table-cell office:value-type="string">
            <text:p>tCompute</text:p>
          </table:table-cell>
          <table:table-cell office:value-type="float" office:value="207">
            <text:p>207</text:p>
          </table:table-cell>
          <table:table-cell office:value-type="string">
            <text:p>tRead</text:p>
          </table:table-cell>
          <table:table-cell office:value-type="float" office:value="534">
            <text:p>534</text:p>
          </table:table-cell>
          <table:table-cell office:value-type="string">
            <text:p>tLoopCycle</text:p>
          </table:table-cell>
          <table:table-cell office:value-type="float" office:value="231">
            <text:p>231</text:p>
          </table:table-cell>
          <table:table-cell office:value-type="string">
            <text:p>tTotal</text:p>
          </table:table-cell>
          <table:table-cell office:value-type="float" office:value="746879">
            <text:p>746879</text:p>
          </table:table-cell>
          <table:table-cell office:value-type="string">
            <text:p>tReal</text:p>
          </table:table-cell>
          <table:table-cell table:formula="of:=([.$P11]+[.$R11])/1000" office:value-type="float" office:value="478.479">
            <text:p>478</text:p>
          </table:table-cell>
          <table:table-cell office:value-type="string">
            <text:p>speedup</text:p>
          </table:table-cell>
          <table:table-cell table:formula="of:=['stdout original'.AB21]/[.AB11]" office:value-type="float" office:value="17.9156368409063">
            <text:p>17.915636840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4">
            <text:p>4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04380">
            <text:p>304380</text:p>
          </table:table-cell>
          <table:table-cell office:value-type="string">
            <text:p>tLoop</text:p>
          </table:table-cell>
          <table:table-cell office:value-type="float" office:value="475031">
            <text:p>475031</text:p>
          </table:table-cell>
          <table:table-cell office:value-type="string">
            <text:p>tWrite</text:p>
          </table:table-cell>
          <table:table-cell office:value-type="float" office:value="21168">
            <text:p>21168</text:p>
          </table:table-cell>
          <table:table-cell office:value-type="string">
            <text:p>tCompute</text:p>
          </table:table-cell>
          <table:table-cell office:value-type="float" office:value="215">
            <text:p>215</text:p>
          </table:table-cell>
          <table:table-cell office:value-type="string">
            <text:p>tRead</text:p>
          </table:table-cell>
          <table:table-cell office:value-type="float" office:value="636">
            <text:p>636</text:p>
          </table:table-cell>
          <table:table-cell office:value-type="string">
            <text:p>tLoopCycle</text:p>
          </table:table-cell>
          <table:table-cell office:value-type="float" office:value="237">
            <text:p>237</text:p>
          </table:table-cell>
          <table:table-cell office:value-type="string">
            <text:p>tTotal</text:p>
          </table:table-cell>
          <table:table-cell office:value-type="float" office:value="780047">
            <text:p>780047</text:p>
          </table:table-cell>
          <table:table-cell office:value-type="string">
            <text:p>tReal</text:p>
          </table:table-cell>
          <table:table-cell table:formula="of:=([.$P12]+[.$R12])/1000" office:value-type="float" office:value="496.199">
            <text:p>496</text:p>
          </table:table-cell>
          <table:table-cell office:value-type="string">
            <text:p>speedup</text:p>
          </table:table-cell>
          <table:table-cell table:formula="of:=['stdout original'.AB23]/[.AB12]" office:value-type="float" office:value="20.7758762109557">
            <text:p>20.77587621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34280">
            <text:p>334280</text:p>
          </table:table-cell>
          <table:table-cell office:value-type="string">
            <text:p>tLoop</text:p>
          </table:table-cell>
          <table:table-cell office:value-type="float" office:value="494454">
            <text:p>494454</text:p>
          </table:table-cell>
          <table:table-cell office:value-type="string">
            <text:p>tWrite</text:p>
          </table:table-cell>
          <table:table-cell office:value-type="float" office:value="25109">
            <text:p>25109</text:p>
          </table:table-cell>
          <table:table-cell office:value-type="string">
            <text:p>tCompute</text:p>
          </table:table-cell>
          <table:table-cell office:value-type="float" office:value="221">
            <text:p>221</text:p>
          </table:table-cell>
          <table:table-cell office:value-type="string">
            <text:p>tRead</text:p>
          </table:table-cell>
          <table:table-cell office:value-type="float" office:value="789">
            <text:p>789</text:p>
          </table:table-cell>
          <table:table-cell office:value-type="string">
            <text:p>tLoopCycle</text:p>
          </table:table-cell>
          <table:table-cell office:value-type="float" office:value="244">
            <text:p>244</text:p>
          </table:table-cell>
          <table:table-cell office:value-type="string">
            <text:p>tTotal</text:p>
          </table:table-cell>
          <table:table-cell office:value-type="float" office:value="829523">
            <text:p>829523</text:p>
          </table:table-cell>
          <table:table-cell office:value-type="string">
            <text:p>tReal</text:p>
          </table:table-cell>
          <table:table-cell table:formula="of:=([.$P13]+[.$R13])/1000" office:value-type="float" office:value="519.563">
            <text:p>520</text:p>
          </table:table-cell>
          <table:table-cell office:value-type="string">
            <text:p>speedup</text:p>
          </table:table-cell>
          <table:table-cell table:formula="of:=['stdout original'.AB25]/[.AB13]" office:value-type="float" office:value="31.7632414163441">
            <text:p>31.763241416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2">
            <text:p>5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57476">
            <text:p>357476</text:p>
          </table:table-cell>
          <table:table-cell office:value-type="string">
            <text:p>tLoop</text:p>
          </table:table-cell>
          <table:table-cell office:value-type="float" office:value="532876">
            <text:p>532876</text:p>
          </table:table-cell>
          <table:table-cell office:value-type="string">
            <text:p>tWrite</text:p>
          </table:table-cell>
          <table:table-cell office:value-type="float" office:value="29470">
            <text:p>29470</text:p>
          </table:table-cell>
          <table:table-cell office:value-type="string">
            <text:p>tCompute</text:p>
          </table:table-cell>
          <table:table-cell office:value-type="float" office:value="248">
            <text:p>248</text:p>
          </table:table-cell>
          <table:table-cell office:value-type="string">
            <text:p>tRead</text:p>
          </table:table-cell>
          <table:table-cell office:value-type="float" office:value="754">
            <text:p>754</text:p>
          </table:table-cell>
          <table:table-cell office:value-type="string">
            <text:p>tLoopCycle</text:p>
          </table:table-cell>
          <table:table-cell office:value-type="float" office:value="272">
            <text:p>272</text:p>
          </table:table-cell>
          <table:table-cell office:value-type="string">
            <text:p>tTotal</text:p>
          </table:table-cell>
          <table:table-cell office:value-type="float" office:value="891106">
            <text:p>891106</text:p>
          </table:table-cell>
          <table:table-cell office:value-type="string">
            <text:p>tReal</text:p>
          </table:table-cell>
          <table:table-cell table:formula="of:=([.$P14]+[.$R14])/1000" office:value-type="float" office:value="562.346">
            <text:p>562</text:p>
          </table:table-cell>
          <table:table-cell office:value-type="string">
            <text:p>speedup</text:p>
          </table:table-cell>
          <table:table-cell table:formula="of:=['stdout original'.AB27]/[.AB14]" office:value-type="float" office:value="34.6174899439135">
            <text:p>34.6174899439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106622">
            <text:p>2106622</text:p>
          </table:table-cell>
          <table:table-cell office:value-type="string">
            <text:p>tLoop</text:p>
          </table:table-cell>
          <table:table-cell office:value-type="float" office:value="661873">
            <text:p>661873</text:p>
          </table:table-cell>
          <table:table-cell office:value-type="string">
            <text:p>tWrite</text:p>
          </table:table-cell>
          <table:table-cell office:value-type="float" office:value="34254">
            <text:p>34254</text:p>
          </table:table-cell>
          <table:table-cell office:value-type="string">
            <text:p>tCompute</text:p>
          </table:table-cell>
          <table:table-cell office:value-type="float" office:value="273">
            <text:p>273</text:p>
          </table:table-cell>
          <table:table-cell office:value-type="string">
            <text:p>tRead</text:p>
          </table:table-cell>
          <table:table-cell office:value-type="float" office:value="945">
            <text:p>945</text:p>
          </table:table-cell>
          <table:table-cell office:value-type="string">
            <text:p>tLoopCycle</text:p>
          </table:table-cell>
          <table:table-cell office:value-type="float" office:value="297">
            <text:p>297</text:p>
          </table:table-cell>
          <table:table-cell office:value-type="string">
            <text:p>tTotal</text:p>
          </table:table-cell>
          <table:table-cell office:value-type="float" office:value="2769440">
            <text:p>2769440</text:p>
          </table:table-cell>
          <table:table-cell office:value-type="string">
            <text:p>tReal</text:p>
          </table:table-cell>
          <table:table-cell table:formula="of:=([.$P15]+[.$R15])/1000" office:value-type="float" office:value="696.127">
            <text:p>696</text:p>
          </table:table-cell>
          <table:table-cell office:value-type="string">
            <text:p>speedup</text:p>
          </table:table-cell>
          <table:table-cell table:formula="of:=['stdout original'.AB29]/[.AB15]" office:value-type="float" office:value="32.6362201150078">
            <text:p>32.63622011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122597">
            <text:p>1122597</text:p>
          </table:table-cell>
          <table:table-cell office:value-type="string">
            <text:p>tLoop</text:p>
          </table:table-cell>
          <table:table-cell office:value-type="float" office:value="710384">
            <text:p>710384</text:p>
          </table:table-cell>
          <table:table-cell office:value-type="string">
            <text:p>tWrite</text:p>
          </table:table-cell>
          <table:table-cell office:value-type="float" office:value="39352">
            <text:p>39352</text:p>
          </table:table-cell>
          <table:table-cell office:value-type="string">
            <text:p>tCompute</text:p>
          </table:table-cell>
          <table:table-cell office:value-type="float" office:value="312">
            <text:p>312</text:p>
          </table:table-cell>
          <table:table-cell office:value-type="string">
            <text:p>tRead</text:p>
          </table:table-cell>
          <table:table-cell office:value-type="float" office:value="1214">
            <text:p>1214</text:p>
          </table:table-cell>
          <table:table-cell office:value-type="string">
            <text:p>tLoopCycle</text:p>
          </table:table-cell>
          <table:table-cell office:value-type="float" office:value="338">
            <text:p>338</text:p>
          </table:table-cell>
          <table:table-cell office:value-type="string">
            <text:p>tTotal</text:p>
          </table:table-cell>
          <table:table-cell office:value-type="float" office:value="1834195">
            <text:p>1834195</text:p>
          </table:table-cell>
          <table:table-cell office:value-type="string">
            <text:p>tReal</text:p>
          </table:table-cell>
          <table:table-cell table:formula="of:=([.$P16]+[.$R16])/1000" office:value-type="float" office:value="749.736">
            <text:p>750</text:p>
          </table:table-cell>
          <table:table-cell office:value-type="string">
            <text:p>speedup</text:p>
          </table:table-cell>
          <table:table-cell table:formula="of:=['stdout original'.AB31]/[.AB16]" office:value-type="float" office:value="28.0677745232989">
            <text:p>28.0677745233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35192">
            <text:p>135192</text:p>
          </table:table-cell>
          <table:table-cell office:value-type="string">
            <text:p>tLoop</text:p>
          </table:table-cell>
          <table:table-cell office:value-type="float" office:value="958093">
            <text:p>958093</text:p>
          </table:table-cell>
          <table:table-cell office:value-type="string">
            <text:p>tWrite</text:p>
          </table:table-cell>
          <table:table-cell office:value-type="float" office:value="8595">
            <text:p>8595</text:p>
          </table:table-cell>
          <table:table-cell office:value-type="string">
            <text:p>tCompute</text:p>
          </table:table-cell>
          <table:table-cell office:value-type="float" office:value="458">
            <text:p>458</text:p>
          </table:table-cell>
          <table:table-cell office:value-type="string">
            <text:p>tRead</text:p>
          </table:table-cell>
          <table:table-cell office:value-type="float" office:value="855">
            <text:p>855</text:p>
          </table:table-cell>
          <table:table-cell office:value-type="string">
            <text:p>tLoopCycle</text:p>
          </table:table-cell>
          <table:table-cell office:value-type="float" office:value="477">
            <text:p>477</text:p>
          </table:table-cell>
          <table:table-cell office:value-type="string">
            <text:p>tTotal</text:p>
          </table:table-cell>
          <table:table-cell office:value-type="float" office:value="1094140">
            <text:p>1094140</text:p>
          </table:table-cell>
          <table:table-cell office:value-type="string">
            <text:p>tReal</text:p>
          </table:table-cell>
          <table:table-cell table:formula="of:=([.$P17]+[.$R17])/1000" office:value-type="float" office:value="966.688">
            <text:p>967</text:p>
          </table:table-cell>
          <table:table-cell office:value-type="string">
            <text:p>speedup</text:p>
          </table:table-cell>
          <table:table-cell table:formula="of:=['stdout original'.AB33]/[.AB17]" office:value-type="float" office:value="24.2053309857989">
            <text:p>24.2053309858</text:p>
          </table:table-cell>
        </table:table-row>
      </table:table>
      <table:table table:name="stdout blocksize 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2" table:default-cell-style-name="ce1"/>
        <table:table-column table:style-name="co21" table:number-columns-repeated="2" table:default-cell-style-name="Default"/>
        <table:table-row table:style-name="ro1">
          <table:table-cell table:number-columns-repeated="2"/>
          <table:table-cell office:value-type="string">
            <text:p>network size (-)</text:p>
          </table:table-cell>
          <table:table-cell table:number-columns-repeated="3"/>
          <table:table-cell office:value-type="string">
            <text:p>block size (-)</text:p>
          </table:table-cell>
          <table:table-cell table:number-columns-repeated="3"/>
          <table:table-cell office:value-type="string">
            <text:p>simulation time (ms)</text:p>
          </table:table-cell>
          <table:table-cell table:number-columns-repeated="16"/>
          <table:table-cell table:style-name="Default" office:value-type="string">
            <text:p>block size 8</text:p>
          </table:table-cell>
          <table:table-cell/>
          <table:table-cell office:value-type="string">
            <text:p>block size 8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854215">
            <text:p>854215</text:p>
          </table:table-cell>
          <table:table-cell office:value-type="string">
            <text:p>tLoop</text:p>
          </table:table-cell>
          <table:table-cell office:value-type="float" office:value="767733">
            <text:p>767733</text:p>
          </table:table-cell>
          <table:table-cell office:value-type="string">
            <text:p>tWrite</text:p>
          </table:table-cell>
          <table:table-cell office:value-type="float" office:value="1223">
            <text:p>1223</text:p>
          </table:table-cell>
          <table:table-cell office:value-type="string">
            <text:p>tCompute</text:p>
          </table:table-cell>
          <table:table-cell office:value-type="float" office:value="243">
            <text:p>243</text:p>
          </table:table-cell>
          <table:table-cell office:value-type="string">
            <text:p>tRead</text:p>
          </table:table-cell>
          <table:table-cell office:value-type="float" office:value="4512">
            <text:p>4512</text:p>
          </table:table-cell>
          <table:table-cell office:value-type="string">
            <text:p>tLoopCycle</text:p>
          </table:table-cell>
          <table:table-cell office:value-type="float" office:value="261">
            <text:p>261</text:p>
          </table:table-cell>
          <table:table-cell office:value-type="string">
            <text:p>tTotal</text:p>
          </table:table-cell>
          <table:table-cell office:value-type="float" office:value="1626460">
            <text:p>1626460</text:p>
          </table:table-cell>
          <table:table-cell office:value-type="string">
            <text:p>tReal</text:p>
          </table:table-cell>
          <table:table-cell table:formula="of:=([.$P2]+[.$R2])/1000" office:value-type="float" office:value="768.956">
            <text:p>769</text:p>
          </table:table-cell>
          <table:table-cell office:value-type="string">
            <text:p>speedup</text:p>
          </table:table-cell>
          <table:table-cell table:formula="of:=['stdout original'.AB5]/[.AB2]" office:value-type="float" office:value="0.52340706100219">
            <text:p>0.52340706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92190">
            <text:p>192190</text:p>
          </table:table-cell>
          <table:table-cell office:value-type="string">
            <text:p>tLoop</text:p>
          </table:table-cell>
          <table:table-cell office:value-type="float" office:value="857630">
            <text:p>857630</text:p>
          </table:table-cell>
          <table:table-cell office:value-type="string">
            <text:p>tWrite</text:p>
          </table:table-cell>
          <table:table-cell office:value-type="float" office:value="5077">
            <text:p>5077</text:p>
          </table:table-cell>
          <table:table-cell office:value-type="string">
            <text:p>tCompute</text:p>
          </table:table-cell>
          <table:table-cell office:value-type="float" office:value="249">
            <text:p>249</text:p>
          </table:table-cell>
          <table:table-cell office:value-type="string">
            <text:p>tRead</text:p>
          </table:table-cell>
          <table:table-cell office:value-type="float" office:value="160">
            <text:p>160</text:p>
          </table:table-cell>
          <table:table-cell office:value-type="string">
            <text:p>tLoopCycle</text:p>
          </table:table-cell>
          <table:table-cell office:value-type="float" office:value="267">
            <text:p>267</text:p>
          </table:table-cell>
          <table:table-cell office:value-type="string">
            <text:p>tTotal</text:p>
          </table:table-cell>
          <table:table-cell office:value-type="float" office:value="1049980">
            <text:p>1049980</text:p>
          </table:table-cell>
          <table:table-cell office:value-type="string">
            <text:p>tReal</text:p>
          </table:table-cell>
          <table:table-cell table:formula="of:=([.$P3]+[.$R3])/1000" office:value-type="float" office:value="862.707">
            <text:p>863</text:p>
          </table:table-cell>
          <table:table-cell office:value-type="string">
            <text:p>speedup</text:p>
          </table:table-cell>
          <table:table-cell table:formula="of:=['stdout original'.AB9]/[.AB3]" office:value-type="float" office:value="2.00751355906466">
            <text:p>2.007513559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48891">
            <text:p>248891</text:p>
          </table:table-cell>
          <table:table-cell office:value-type="string">
            <text:p>tLoop</text:p>
          </table:table-cell>
          <table:table-cell office:value-type="float" office:value="895789">
            <text:p>895789</text:p>
          </table:table-cell>
          <table:table-cell office:value-type="string">
            <text:p>tWrite</text:p>
          </table:table-cell>
          <table:table-cell office:value-type="float" office:value="23579">
            <text:p>23579</text:p>
          </table:table-cell>
          <table:table-cell office:value-type="string">
            <text:p>tCompute</text:p>
          </table:table-cell>
          <table:table-cell office:value-type="float" office:value="241">
            <text:p>241</text:p>
          </table:table-cell>
          <table:table-cell office:value-type="string">
            <text:p>tRead</text:p>
          </table:table-cell>
          <table:table-cell office:value-type="float" office:value="2320">
            <text:p>2320</text:p>
          </table:table-cell>
          <table:table-cell office:value-type="string">
            <text:p>tLoopCycle</text:p>
          </table:table-cell>
          <table:table-cell office:value-type="float" office:value="258">
            <text:p>258</text:p>
          </table:table-cell>
          <table:table-cell office:value-type="string">
            <text:p>tTotal</text:p>
          </table:table-cell>
          <table:table-cell office:value-type="float" office:value="1147000">
            <text:p>1147000</text:p>
          </table:table-cell>
          <table:table-cell office:value-type="string">
            <text:p>tReal</text:p>
          </table:table-cell>
          <table:table-cell table:formula="of:=([.$P4]+[.$R4])/1000" office:value-type="float" office:value="919.368">
            <text:p>919</text:p>
          </table:table-cell>
          <table:table-cell office:value-type="string">
            <text:p>speedup</text:p>
          </table:table-cell>
          <table:table-cell table:formula="of:=['stdout original'.AB13]/[.AB4]" office:value-type="float" office:value="4.36429264451232">
            <text:p>4.364292644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195563">
            <text:p>195563</text:p>
          </table:table-cell>
          <table:table-cell office:value-type="string">
            <text:p>tLoop</text:p>
          </table:table-cell>
          <table:table-cell office:value-type="float" office:value="754921">
            <text:p>754921</text:p>
          </table:table-cell>
          <table:table-cell office:value-type="string">
            <text:p>tWrite</text:p>
          </table:table-cell>
          <table:table-cell office:value-type="float" office:value="32634">
            <text:p>32634</text:p>
          </table:table-cell>
          <table:table-cell office:value-type="string">
            <text:p>tCompute</text:p>
          </table:table-cell>
          <table:table-cell office:value-type="float" office:value="239">
            <text:p>239</text:p>
          </table:table-cell>
          <table:table-cell office:value-type="string">
            <text:p>tRead</text:p>
          </table:table-cell>
          <table:table-cell office:value-type="float" office:value="342">
            <text:p>342</text:p>
          </table:table-cell>
          <table:table-cell office:value-type="string">
            <text:p>tLoopCycle</text:p>
          </table:table-cell>
          <table:table-cell office:value-type="float" office:value="254">
            <text:p>254</text:p>
          </table:table-cell>
          <table:table-cell office:value-type="string">
            <text:p>tTotal</text:p>
          </table:table-cell>
          <table:table-cell office:value-type="float" office:value="950826">
            <text:p>950826</text:p>
          </table:table-cell>
          <table:table-cell office:value-type="string">
            <text:p>tReal</text:p>
          </table:table-cell>
          <table:table-cell table:formula="of:=([.$P5]+[.$R5])/1000" office:value-type="float" office:value="787.555">
            <text:p>788</text:p>
          </table:table-cell>
          <table:table-cell office:value-type="string">
            <text:p>speedup</text:p>
          </table:table-cell>
          <table:table-cell table:formula="of:=['stdout original'.AB17]/[.AB5]" office:value-type="float" office:value="9.17946556113541">
            <text:p>9.179465561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294309">
            <text:p>294309</text:p>
          </table:table-cell>
          <table:table-cell office:value-type="string">
            <text:p>tLoop</text:p>
          </table:table-cell>
          <table:table-cell office:value-type="float" office:value="871597">
            <text:p>871597</text:p>
          </table:table-cell>
          <table:table-cell office:value-type="string">
            <text:p>tWrite</text:p>
          </table:table-cell>
          <table:table-cell office:value-type="float" office:value="42476">
            <text:p>42476</text:p>
          </table:table-cell>
          <table:table-cell office:value-type="string">
            <text:p>tCompute</text:p>
          </table:table-cell>
          <table:table-cell office:value-type="float" office:value="242">
            <text:p>242</text:p>
          </table:table-cell>
          <table:table-cell office:value-type="string">
            <text:p>tRead</text:p>
          </table:table-cell>
          <table:table-cell office:value-type="float" office:value="2615">
            <text:p>2615</text:p>
          </table:table-cell>
          <table:table-cell office:value-type="string">
            <text:p>tLoopCycle</text:p>
          </table:table-cell>
          <table:table-cell office:value-type="float" office:value="262">
            <text:p>262</text:p>
          </table:table-cell>
          <table:table-cell office:value-type="string">
            <text:p>tTotal</text:p>
          </table:table-cell>
          <table:table-cell office:value-type="float" office:value="1168521">
            <text:p>1168521</text:p>
          </table:table-cell>
          <table:table-cell office:value-type="string">
            <text:p>tReal</text:p>
          </table:table-cell>
          <table:table-cell table:formula="of:=([.$P6]+[.$R6])/1000" office:value-type="float" office:value="914.073">
            <text:p>914</text:p>
          </table:table-cell>
          <table:table-cell office:value-type="string">
            <text:p>speedup</text:p>
          </table:table-cell>
          <table:table-cell table:formula="of:=['stdout original'.AB21]/[.AB6]" office:value-type="float" office:value="9.37808687052347">
            <text:p>9.3780868705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48">
            <text:p>48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44270">
            <text:p>344270</text:p>
          </table:table-cell>
          <table:table-cell office:value-type="string">
            <text:p>tLoop</text:p>
          </table:table-cell>
          <table:table-cell office:value-type="float" office:value="860887">
            <text:p>860887</text:p>
          </table:table-cell>
          <table:table-cell office:value-type="string">
            <text:p>tWrite</text:p>
          </table:table-cell>
          <table:table-cell office:value-type="float" office:value="47271">
            <text:p>47271</text:p>
          </table:table-cell>
          <table:table-cell office:value-type="string">
            <text:p>tCompute</text:p>
          </table:table-cell>
          <table:table-cell office:value-type="float" office:value="2594">
            <text:p>2594</text:p>
          </table:table-cell>
          <table:table-cell office:value-type="string">
            <text:p>tRead</text:p>
          </table:table-cell>
          <table:table-cell office:value-type="float" office:value="548">
            <text:p>548</text:p>
          </table:table-cell>
          <table:table-cell office:value-type="string">
            <text:p>tLoopCycle</text:p>
          </table:table-cell>
          <table:table-cell office:value-type="float" office:value="2611">
            <text:p>2611</text:p>
          </table:table-cell>
          <table:table-cell office:value-type="string">
            <text:p>tTotal</text:p>
          </table:table-cell>
          <table:table-cell office:value-type="float" office:value="1205705">
            <text:p>1205705</text:p>
          </table:table-cell>
          <table:table-cell office:value-type="string">
            <text:p>tReal</text:p>
          </table:table-cell>
          <table:table-cell table:formula="of:=([.$P7]+[.$R7])/1000" office:value-type="float" office:value="908.158">
            <text:p>908</text:p>
          </table:table-cell>
          <table:table-cell office:value-type="string">
            <text:p>speedup</text:p>
          </table:table-cell>
          <table:table-cell table:formula="of:=['stdout original'.AB25]/[.AB7]" office:value-type="float" office:value="18.171953558742">
            <text:p>18.1719535587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56">
            <text:p>56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54370">
            <text:p>354370</text:p>
          </table:table-cell>
          <table:table-cell office:value-type="string">
            <text:p>tLoop</text:p>
          </table:table-cell>
          <table:table-cell office:value-type="float" office:value="922214">
            <text:p>922214</text:p>
          </table:table-cell>
          <table:table-cell office:value-type="string">
            <text:p>tWrite</text:p>
          </table:table-cell>
          <table:table-cell office:value-type="float" office:value="52233">
            <text:p>52233</text:p>
          </table:table-cell>
          <table:table-cell office:value-type="string">
            <text:p>tCompute</text:p>
          </table:table-cell>
          <table:table-cell office:value-type="float" office:value="292">
            <text:p>292</text:p>
          </table:table-cell>
          <table:table-cell office:value-type="string">
            <text:p>tRead</text:p>
          </table:table-cell>
          <table:table-cell office:value-type="float" office:value="740">
            <text:p>740</text:p>
          </table:table-cell>
          <table:table-cell office:value-type="string">
            <text:p>tLoopCycle</text:p>
          </table:table-cell>
          <table:table-cell office:value-type="float" office:value="310">
            <text:p>310</text:p>
          </table:table-cell>
          <table:table-cell office:value-type="string">
            <text:p>tTotal</text:p>
          </table:table-cell>
          <table:table-cell office:value-type="float" office:value="1277324">
            <text:p>1277324</text:p>
          </table:table-cell>
          <table:table-cell office:value-type="string">
            <text:p>tReal</text:p>
          </table:table-cell>
          <table:table-cell table:formula="of:=([.$P8]+[.$R8])/1000" office:value-type="float" office:value="974.447">
            <text:p>974</text:p>
          </table:table-cell>
          <table:table-cell office:value-type="string">
            <text:p>speedup</text:p>
          </table:table-cell>
          <table:table-cell table:formula="of:=['stdout original'.AB29]/[.AB8]" office:value-type="float" office:value="23.3147149100977">
            <text:p>23.3147149101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size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block</text:p>
          </table:table-cell>
          <table:table-cell office:value-type="string">
            <text:p>size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sim</text:p>
          </table:table-cell>
          <table:table-cell office:value-type="string">
            <text:p>time</text:p>
          </table:table-cell>
          <table:table-cell office:value-type="float" office:value="100">
            <text:p>100</text:p>
          </table:table-cell>
          <table:table-cell office:value-type="string">
            <text:p>ms</text:p>
          </table:table-cell>
          <table:table-cell office:value-type="string">
            <text:p>tInit</text:p>
          </table:table-cell>
          <table:table-cell office:value-type="float" office:value="317342">
            <text:p>317342</text:p>
          </table:table-cell>
          <table:table-cell office:value-type="string">
            <text:p>tLoop</text:p>
          </table:table-cell>
          <table:table-cell office:value-type="float" office:value="1123710">
            <text:p>1123710</text:p>
          </table:table-cell>
          <table:table-cell office:value-type="string">
            <text:p>tWrite</text:p>
          </table:table-cell>
          <table:table-cell office:value-type="float" office:value="57464">
            <text:p>57464</text:p>
          </table:table-cell>
          <table:table-cell office:value-type="string">
            <text:p>tCompute</text:p>
          </table:table-cell>
          <table:table-cell office:value-type="float" office:value="381">
            <text:p>381</text:p>
          </table:table-cell>
          <table:table-cell office:value-type="string">
            <text:p>tRead</text:p>
          </table:table-cell>
          <table:table-cell office:value-type="float" office:value="998">
            <text:p>998</text:p>
          </table:table-cell>
          <table:table-cell office:value-type="string">
            <text:p>tLoopCycle</text:p>
          </table:table-cell>
          <table:table-cell office:value-type="float" office:value="399">
            <text:p>399</text:p>
          </table:table-cell>
          <table:table-cell office:value-type="string">
            <text:p>tTotal</text:p>
          </table:table-cell>
          <table:table-cell office:value-type="float" office:value="1442050">
            <text:p>1442050</text:p>
          </table:table-cell>
          <table:table-cell office:value-type="string">
            <text:p>tReal</text:p>
          </table:table-cell>
          <table:table-cell table:formula="of:=([.$P9]+[.$R9])/1000" office:value-type="float" office:value="1181.174">
            <text:p>1181</text:p>
          </table:table-cell>
          <table:table-cell office:value-type="string">
            <text:p>speedup</text:p>
          </table:table-cell>
          <table:table-cell table:formula="of:=['stdout original'.AB33]/[.AB9]" office:value-type="float" office:value="19.8099543335698">
            <text:p>19.8099543336</text:p>
          </table:table-cell>
        </table:table-row>
      </table:table>
      <table:table table:name="graphs" table:style-name="ta1" table:print="false">
        <table:table-column table:style-name="co2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>
            <draw:frame table:end-cell-address="graphs.H25" table:end-x="0.824cm" table:end-y="0.431cm" draw:z-index="0" draw:style-name="gr1" draw:text-style-name="P1" svg:width="15.999cm" svg:height="8.999cm" svg:x="0.631cm" svg:y="0.013cm">
              <draw:object draw:notify-on-update-of-ranges="'stdout blocksize 2'.C2:'stdout blocksize 2'.C33 'stdout blocksize 2'.AB1:'stdout blocksize 2'.AB1 'stdout blocksize 2'.AB2:'stdout blocksize 2'.AB33 'stdout blocksize 4'.C2:'stdout blocksize 4'.C17 'stdout blocksize 4'.AB1:'stdout blocksize 4'.AB1 'stdout blocksize 4'.AB2:'stdout blocksize 4'.AB17 'stdout blocksize 8'.C2:'stdout blocksize 8'.C9 'stdout blocksize 8'.AB1:'stdout blocksize 8'.AB1 'stdout blocksize 8'.AB2:'stdout blocksize 8'.A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aphs.O26" table:end-x="0.488cm" table:end-y="0.059cm" draw:z-index="1" draw:style-name="gr1" draw:text-style-name="P1" svg:width="15.999cm" svg:height="8.999cm" svg:x="0.296cm" svg:y="0.092cm">
              <draw:object draw:notify-on-update-of-ranges="'stdout blocksize 2'.C2:'stdout blocksize 2'.C33 'stdout blocksize 2'.AD1:'stdout blocksize 2'.AD1 'stdout blocksize 2'.AD2:'stdout blocksize 2'.AD33 'stdout blocksize 4'.C2:'stdout blocksize 4'.C17 'stdout blocksize 4'.AD1:'stdout blocksize 4'.AD1 'stdout blocksize 4'.AD2:'stdout blocksize 4'.AD17 'stdout blocksize 8'.C2:'stdout blocksize 8'.C9 'stdout blocksize 8'.AD1:'stdout blocksize 8'.AD1 'stdout blocksize 8'.AD2:'stdout blocksize 8'.AD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0" number:min-integer-digits="0"/>
    </number:number-style>
    <number:number-style style:name="N116">
      <number:number number:decimal-places="1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12/11/2016</text:date>, <text:time>21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. Vos</meta:initial-creator>
    <meta:creation-date>2016-09-20T22:35:51.43</meta:creation-date>
    <dc:date>2016-11-12T21:05:53.98</dc:date>
    <dc:creator>D. Vos</dc:creator>
    <meta:editing-duration>PT1H28M32S</meta:editing-duration>
    <meta:editing-cycles>16</meta:editing-cycles>
    <meta:generator>OpenOffice/4.1.2$Win32 OpenOffice.org_project/412m3$Build-9782</meta:generator>
    <meta:document-statistic meta:table-count="5" meta:cell-count="25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42cm" svg:y="0.316cm" chart:style-name="ch2">
          <text:p>execution time - double precision</text:p>
        </chart:title>
        <chart:subtitle svg:x="6.541cm" svg:y="1.275cm" chart:style-name="ch3">
          <text:p>baseline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B1:'stdout blocksize 2'.AB33 'stdout blocksize 4'.AB1:'stdout blocksize 4'.AB17 'stdout blocksize 8'.AB1:'stdout blocksize 8'.AB9" chart:data-source-has-labels="row" svg:x="1.358cm" svg:y="2.318cm" svg:width="10.806cm" svg:height="5.494cm">
          <chartooo:coordinate-region svg:x="2.35cm" svg:y="2.53cm" svg:width="9.627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8">
            <chart:title svg:x="0.451cm" svg:y="5.823cm" chart:style-name="ch9">
              <text:p>time (ms)</text:p>
            </chart:title>
            <chart:grid chart:style-name="ch10" chart:class="major"/>
          </chart:axis>
          <chart:series chart:style-name="ch11" chart:values-cell-range-address="'stdout blocksize 2'.AB2:'stdout blocksize 2'.AB33" chart:label-cell-address="'stdout blocksize 2'.AB1:'stdout blocksize 2'.AB1" chart:class="chart:scatter">
            <chart:domain table:cell-range-address="'stdout blocksize 2'.C2:'stdout blocksize 2'.C33"/>
            <chart:data-point chart:repeated="32"/>
          </chart:series>
          <chart:series chart:style-name="ch12" chart:values-cell-range-address="'stdout blocksize 4'.AB2:'stdout blocksize 4'.AB17" chart:label-cell-address="'stdout blocksize 4'.AB1:'stdout blocksize 4'.AB1" chart:class="chart:scatter">
            <chart:domain table:cell-range-address="'stdout blocksize 4'.C2:'stdout blocksize 4'.C17"/>
            <chart:data-point chart:repeated="16"/>
          </chart:series>
          <chart:series chart:style-name="ch13" chart:values-cell-range-address="'stdout blocksize 8'.AB2:'stdout blocksize 8'.AB9" chart:label-cell-address="'stdout blocksize 8'.AB1:'stdout blocksize 8'.AB1" chart:class="chart:scatter">
            <chart:domain table:cell-range-address="'stdout blocksize 8'.C2:'stdout blocksize 8'.C9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B1:'stdout blocksize 2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B1:'stdout blocksize 4'.A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B1:'stdout blocksize 8'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346.648">
                <text:p>346.648</text:p>
                <draw:g>
                  <svg:desc>'stdout blocksize 2'.AB2:'stdout blocksize 2'.AB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427.381">
                <text:p>427.381</text:p>
                <draw:g>
                  <svg:desc>'stdout blocksize 4'.AB2:'stdout blocksize 4'.AB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768.956">
                <text:p>768.956</text:p>
                <draw:g>
                  <svg:desc>'stdout blocksize 8'.AB2:'stdout blocksize 8'.A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44.398">
                <text:p>344.398</text:p>
              </table:table-cell>
              <table:table-cell office:value-type="float" office:value="8">
                <text:p>8</text:p>
              </table:table-cell>
              <table:table-cell office:value-type="float" office:value="422.934">
                <text:p>422.934</text:p>
              </table:table-cell>
              <table:table-cell office:value-type="float" office:value="16">
                <text:p>16</text:p>
              </table:table-cell>
              <table:table-cell office:value-type="float" office:value="862.707">
                <text:p>862.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39.552">
                <text:p>339.552</text:p>
              </table:table-cell>
              <table:table-cell office:value-type="float" office:value="12">
                <text:p>12</text:p>
              </table:table-cell>
              <table:table-cell office:value-type="float" office:value="417.589">
                <text:p>417.589</text:p>
              </table:table-cell>
              <table:table-cell office:value-type="float" office:value="24">
                <text:p>24</text:p>
              </table:table-cell>
              <table:table-cell office:value-type="float" office:value="919.368">
                <text:p>919.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38.204">
                <text:p>338.204</text:p>
              </table:table-cell>
              <table:table-cell office:value-type="float" office:value="16">
                <text:p>16</text:p>
              </table:table-cell>
              <table:table-cell office:value-type="float" office:value="416.158">
                <text:p>416.158</text:p>
              </table:table-cell>
              <table:table-cell office:value-type="float" office:value="32">
                <text:p>32</text:p>
              </table:table-cell>
              <table:table-cell office:value-type="float" office:value="787.555">
                <text:p>787.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44.24">
                <text:p>344.24</text:p>
              </table:table-cell>
              <table:table-cell office:value-type="float" office:value="20">
                <text:p>20</text:p>
              </table:table-cell>
              <table:table-cell office:value-type="float" office:value="421.873">
                <text:p>421.873</text:p>
              </table:table-cell>
              <table:table-cell office:value-type="float" office:value="40">
                <text:p>40</text:p>
              </table:table-cell>
              <table:table-cell office:value-type="float" office:value="914.073">
                <text:p>914.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51.27">
                <text:p>351.27</text:p>
              </table:table-cell>
              <table:table-cell office:value-type="float" office:value="24">
                <text:p>24</text:p>
              </table:table-cell>
              <table:table-cell office:value-type="float" office:value="429.932">
                <text:p>429.932</text:p>
              </table:table-cell>
              <table:table-cell office:value-type="float" office:value="48">
                <text:p>48</text:p>
              </table:table-cell>
              <table:table-cell office:value-type="float" office:value="908.158">
                <text:p>908.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57.384">
                <text:p>357.384</text:p>
              </table:table-cell>
              <table:table-cell office:value-type="float" office:value="28">
                <text:p>28</text:p>
              </table:table-cell>
              <table:table-cell office:value-type="float" office:value="437.683">
                <text:p>437.683</text:p>
              </table:table-cell>
              <table:table-cell office:value-type="float" office:value="56">
                <text:p>56</text:p>
              </table:table-cell>
              <table:table-cell office:value-type="float" office:value="974.447">
                <text:p>974.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68.331">
                <text:p>368.331</text:p>
              </table:table-cell>
              <table:table-cell office:value-type="float" office:value="32">
                <text:p>32</text:p>
              </table:table-cell>
              <table:table-cell office:value-type="float" office:value="455.07">
                <text:p>455.07</text:p>
              </table:table-cell>
              <table:table-cell office:value-type="float" office:value="64">
                <text:p>64</text:p>
              </table:table-cell>
              <table:table-cell office:value-type="float" office:value="1181.174">
                <text:p>1181.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78.536">
                <text:p>378.536</text:p>
              </table:table-cell>
              <table:table-cell office:value-type="float" office:value="36">
                <text:p>36</text:p>
              </table:table-cell>
              <table:table-cell office:value-type="float" office:value="466.762">
                <text:p>466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86.98">
                <text:p>386.98</text:p>
              </table:table-cell>
              <table:table-cell office:value-type="float" office:value="40">
                <text:p>40</text:p>
              </table:table-cell>
              <table:table-cell office:value-type="float" office:value="478.479">
                <text:p>478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396.959">
                <text:p>396.959</text:p>
              </table:table-cell>
              <table:table-cell office:value-type="float" office:value="44">
                <text:p>44</text:p>
              </table:table-cell>
              <table:table-cell office:value-type="float" office:value="496.199">
                <text:p>496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409.905">
                <text:p>409.905</text:p>
              </table:table-cell>
              <table:table-cell office:value-type="float" office:value="48">
                <text:p>48</text:p>
              </table:table-cell>
              <table:table-cell office:value-type="float" office:value="519.563">
                <text:p>519.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419.568">
                <text:p>419.568</text:p>
              </table:table-cell>
              <table:table-cell office:value-type="float" office:value="52">
                <text:p>52</text:p>
              </table:table-cell>
              <table:table-cell office:value-type="float" office:value="562.346">
                <text:p>562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614.375">
                <text:p>614.375</text:p>
              </table:table-cell>
              <table:table-cell office:value-type="float" office:value="56">
                <text:p>56</text:p>
              </table:table-cell>
              <table:table-cell office:value-type="float" office:value="696.127">
                <text:p>696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614.457">
                <text:p>614.457</text:p>
              </table:table-cell>
              <table:table-cell office:value-type="float" office:value="60">
                <text:p>60</text:p>
              </table:table-cell>
              <table:table-cell office:value-type="float" office:value="749.736">
                <text:p>749.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555.67">
                <text:p>555.67</text:p>
              </table:table-cell>
              <table:table-cell office:value-type="float" office:value="64">
                <text:p>64</text:p>
              </table:table-cell>
              <table:table-cell office:value-type="float" office:value="966.688">
                <text:p>966.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554.782">
                <text:p>554.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561.82">
                <text:p>561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574.639">
                <text:p>574.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91.597">
                <text:p>591.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06.022">
                <text:p>606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799.46">
                <text:p>799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832.493">
                <text:p>832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857.172">
                <text:p>857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80.746">
                <text:p>880.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895.804">
                <text:p>895.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116.027">
                <text:p>1116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1176.926">
                <text:p>1176.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164.541">
                <text:p>1164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055.335">
                <text:p>1055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253.678">
                <text:p>1253.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71.482">
                <text:p>1271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speedup - double precision</text:p>
        </chart:title>
        <chart:subtitle svg:x="6.541cm" svg:y="1.275cm" chart:style-name="ch3">
          <text:p>baseline version</text:p>
        </chart:subtitle>
        <chart:legend chart:legend-position="end" svg:x="12.804cm" svg:y="3.664cm" style:legend-expansion="high" chart:style-name="ch4"/>
        <chart:plot-area chart:style-name="ch5" table:cell-range-address="'stdout blocksize 2'.C2:'stdout blocksize 2'.C33 'stdout blocksize 2'.AD1:'stdout blocksize 2'.AD33 'stdout blocksize 4'.AD1:'stdout blocksize 4'.AD17 'stdout blocksize 8'.AD1:'stdout blocksize 8'.AD9" chart:data-source-has-labels="row" svg:x="1.358cm" svg:y="2.318cm" svg:width="10.806cm" svg:height="5.494cm">
          <chartooo:coordinate-region svg:x="1.979cm" svg:y="2.53cm" svg:width="9.998cm" svg:height="4.609cm"/>
          <chart:axis chart:dimension="x" chart:name="primary-x" chart:style-name="ch6">
            <chart:title svg:x="5.381cm" svg:y="7.993cm" chart:style-name="ch7">
              <text:p>network size (sqrt)</text:p>
            </chart:title>
          </chart:axis>
          <chart:axis chart:dimension="y" chart:name="primary-y" chart:style-name="ch6">
            <chart:title svg:x="0.451cm" svg:y="5.929cm" chart:style-name="ch8">
              <text:p>speedup(-)</text:p>
            </chart:title>
            <chart:grid chart:style-name="ch9" chart:class="major"/>
          </chart:axis>
          <chart:series chart:style-name="ch10" chart:values-cell-range-address="'stdout blocksize 2'.AD2:'stdout blocksize 2'.AD33" chart:label-cell-address="'stdout blocksize 2'.AD1:'stdout blocksize 2'.AD1" chart:class="chart:scatter">
            <chart:domain table:cell-range-address="'stdout blocksize 2'.C2:'stdout blocksize 2'.C33"/>
            <chart:data-point chart:repeated="32"/>
          </chart:series>
          <chart:series chart:style-name="ch11" chart:values-cell-range-address="'stdout blocksize 4'.AD2:'stdout blocksize 4'.AD17" chart:label-cell-address="'stdout blocksize 4'.AD1:'stdout blocksize 4'.AD1" chart:class="chart:scatter">
            <chart:domain table:cell-range-address="'stdout blocksize 4'.C2:'stdout blocksize 4'.C17"/>
            <chart:data-point chart:repeated="16"/>
          </chart:series>
          <chart:series chart:style-name="ch12" chart:values-cell-range-address="'stdout blocksize 8'.AD2:'stdout blocksize 8'.AD9" chart:label-cell-address="'stdout blocksize 8'.AD1:'stdout blocksize 8'.AD1" chart:class="chart:scatter">
            <chart:domain table:cell-range-address="'stdout blocksize 8'.C2:'stdout blocksize 8'.C9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lock size 2</text:p>
                <draw:g>
                  <svg:desc>'stdout blocksize 2'.AD1:'stdout blocksize 2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4</text:p>
                <draw:g>
                  <svg:desc>'stdout blocksize 4'.AD1:'stdout blocksize 4'.AD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block size 8</text:p>
                <draw:g>
                  <svg:desc>'stdout blocksize 8'.AD1:'stdout blocksize 8'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stdout blocksize 2'.C2:'stdout blocksize 2'.C33</svg:desc>
                </draw:g>
              </table:table-cell>
              <table:table-cell office:value-type="float" office:value="0.0532845999399968">
                <text:p>0.0532845999399968</text:p>
                <draw:g>
                  <svg:desc>'stdout blocksize 2'.AD2:'stdout blocksize 2'.AD33</svg:desc>
                </draw:g>
              </table:table-cell>
              <table:table-cell office:value-type="float" office:value="4">
                <text:p>4</text:p>
                <draw:g>
                  <svg:desc>'stdout blocksize 4'.C2:'stdout blocksize 4'.C17</svg:desc>
                </draw:g>
              </table:table-cell>
              <table:table-cell office:value-type="float" office:value="0.20390003299164">
                <text:p>0.20390003299164</text:p>
                <draw:g>
                  <svg:desc>'stdout blocksize 4'.AD2:'stdout blocksize 4'.AD17</svg:desc>
                </draw:g>
              </table:table-cell>
              <table:table-cell office:value-type="float" office:value="8">
                <text:p>8</text:p>
                <draw:g>
                  <svg:desc>'stdout blocksize 8'.C2:'stdout blocksize 8'.C9</svg:desc>
                </draw:g>
              </table:table-cell>
              <table:table-cell office:value-type="float" office:value="0.52340706100219">
                <text:p>0.52340706100219</text:p>
                <draw:g>
                  <svg:desc>'stdout blocksize 8'.AD2:'stdout blocksize 8'.A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53029924680167">
                <text:p>0.253029924680167</text:p>
              </table:table-cell>
              <table:table-cell office:value-type="float" office:value="8">
                <text:p>8</text:p>
              </table:table-cell>
              <table:table-cell office:value-type="float" office:value="0.951630750897303">
                <text:p>0.951630750897303</text:p>
              </table:table-cell>
              <table:table-cell office:value-type="float" office:value="16">
                <text:p>16</text:p>
              </table:table-cell>
              <table:table-cell office:value-type="float" office:value="2.00751355906466">
                <text:p>2.007513559064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2564496748657">
                <text:p>0.62564496748657</text:p>
              </table:table-cell>
              <table:table-cell office:value-type="float" office:value="12">
                <text:p>12</text:p>
              </table:table-cell>
              <table:table-cell office:value-type="float" office:value="2.26356058229503">
                <text:p>2.26356058229503</text:p>
              </table:table-cell>
              <table:table-cell office:value-type="float" office:value="24">
                <text:p>24</text:p>
              </table:table-cell>
              <table:table-cell office:value-type="float" office:value="4.36429264451232">
                <text:p>4.36429264451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19004210476517">
                <text:p>1.19004210476517</text:p>
              </table:table-cell>
              <table:table-cell office:value-type="float" office:value="16">
                <text:p>16</text:p>
              </table:table-cell>
              <table:table-cell office:value-type="float" office:value="4.16163091902595">
                <text:p>4.16163091902595</text:p>
              </table:table-cell>
              <table:table-cell office:value-type="float" office:value="32">
                <text:p>32</text:p>
              </table:table-cell>
              <table:table-cell office:value-type="float" office:value="9.17946556113541">
                <text:p>9.17946556113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87036079479433">
                <text:p>1.87036079479433</text:p>
              </table:table-cell>
              <table:table-cell office:value-type="float" office:value="20">
                <text:p>20</text:p>
              </table:table-cell>
              <table:table-cell office:value-type="float" office:value="6.51224657657636">
                <text:p>6.51224657657636</text:p>
              </table:table-cell>
              <table:table-cell office:value-type="float" office:value="40">
                <text:p>40</text:p>
              </table:table-cell>
              <table:table-cell office:value-type="float" office:value="9.37808687052347">
                <text:p>9.37808687052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.6909158197398">
                <text:p>2.6909158197398</text:p>
              </table:table-cell>
              <table:table-cell office:value-type="float" office:value="24">
                <text:p>24</text:p>
              </table:table-cell>
              <table:table-cell office:value-type="float" office:value="9.33261771629002">
                <text:p>9.33261771629002</text:p>
              </table:table-cell>
              <table:table-cell office:value-type="float" office:value="48">
                <text:p>48</text:p>
              </table:table-cell>
              <table:table-cell office:value-type="float" office:value="18.171953558742">
                <text:p>18.171953558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.67065677254718">
                <text:p>3.67065677254718</text:p>
              </table:table-cell>
              <table:table-cell office:value-type="float" office:value="28">
                <text:p>28</text:p>
              </table:table-cell>
              <table:table-cell office:value-type="float" office:value="12.575834565199">
                <text:p>12.575834565199</text:p>
              </table:table-cell>
              <table:table-cell office:value-type="float" office:value="56">
                <text:p>56</text:p>
              </table:table-cell>
              <table:table-cell office:value-type="float" office:value="23.3147149100977">
                <text:p>23.3147149100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.70200987698565">
                <text:p>4.70200987698565</text:p>
              </table:table-cell>
              <table:table-cell office:value-type="float" office:value="32">
                <text:p>32</text:p>
              </table:table-cell>
              <table:table-cell office:value-type="float" office:value="15.8862021227503">
                <text:p>15.8862021227503</text:p>
              </table:table-cell>
              <table:table-cell office:value-type="float" office:value="64">
                <text:p>64</text:p>
              </table:table-cell>
              <table:table-cell office:value-type="float" office:value="19.8099543335698">
                <text:p>19.8099543335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.86235919436989">
                <text:p>5.86235919436989</text:p>
              </table:table-cell>
              <table:table-cell office:value-type="float" office:value="36">
                <text:p>36</text:p>
              </table:table-cell>
              <table:table-cell office:value-type="float" office:value="15.4080773499128">
                <text:p>15.4080773499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7.09943924750633">
                <text:p>7.09943924750633</text:p>
              </table:table-cell>
              <table:table-cell office:value-type="float" office:value="40">
                <text:p>40</text:p>
              </table:table-cell>
              <table:table-cell office:value-type="float" office:value="17.9156368409063">
                <text:p>17.915636840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8.42367599676541">
                <text:p>8.42367599676541</text:p>
              </table:table-cell>
              <table:table-cell office:value-type="float" office:value="44">
                <text:p>44</text:p>
              </table:table-cell>
              <table:table-cell office:value-type="float" office:value="20.7758762109557">
                <text:p>20.775876210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9.78858759956575">
                <text:p>9.78858759956575</text:p>
              </table:table-cell>
              <table:table-cell office:value-type="float" office:value="48">
                <text:p>48</text:p>
              </table:table-cell>
              <table:table-cell office:value-type="float" office:value="31.7632414163441">
                <text:p>31.763241416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1.2002035426915">
                <text:p>11.2002035426915</text:p>
              </table:table-cell>
              <table:table-cell office:value-type="float" office:value="52">
                <text:p>52</text:p>
              </table:table-cell>
              <table:table-cell office:value-type="float" office:value="34.6174899439135">
                <text:p>34.617489943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8.95907060020346">
                <text:p>8.95907060020346</text:p>
              </table:table-cell>
              <table:table-cell office:value-type="float" office:value="56">
                <text:p>56</text:p>
              </table:table-cell>
              <table:table-cell office:value-type="float" office:value="32.6362201150078">
                <text:p>32.6362201150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0.2947578105547">
                <text:p>10.2947578105547</text:p>
              </table:table-cell>
              <table:table-cell office:value-type="float" office:value="60">
                <text:p>60</text:p>
              </table:table-cell>
              <table:table-cell office:value-type="float" office:value="28.0677745232989">
                <text:p>28.067774523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3.0101211150503">
                <text:p>13.0101211150503</text:p>
              </table:table-cell>
              <table:table-cell office:value-type="float" office:value="64">
                <text:p>64</text:p>
              </table:table-cell>
              <table:table-cell office:value-type="float" office:value="24.2053309857989">
                <text:p>24.2053309857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14.7262942921724">
                <text:p>14.726294292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2.8010839770745">
                <text:p>12.801083977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3.1590546412617">
                <text:p>13.159054641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4.4900261495579">
                <text:p>14.490026149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15.739991287445">
                <text:p>15.739991287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2.8949153178395">
                <text:p>12.894915317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14.4354511088982">
                <text:p>14.4354511088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19.2528512363913">
                <text:p>19.252851236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0.3893619726913">
                <text:p>20.389361972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21.7313240396337">
                <text:p>21.731324039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18.868843674929">
                <text:p>18.8688436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19.3036384615515">
                <text:p>19.303638461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21.3851139633555">
                <text:p>21.385113963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19.9400389449796">
                <text:p>19.940038944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8.8194137569615">
                <text:p>18.8194137569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8.4029368878207">
                <text:p>18.402936887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